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5.863cm"/>
    </style:style>
    <style:style style:name="co4" style:family="table-column">
      <style:table-column-properties fo:break-before="auto" style:column-width="3.985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3.166cm"/>
    </style:style>
    <style:style style:name="co8" style:family="table-column">
      <style:table-column-properties fo:break-before="auto" style:column-width="3.131cm"/>
    </style:style>
    <style:style style:name="co9" style:family="table-column">
      <style:table-column-properties fo:break-before="auto" style:column-width="5.537cm"/>
    </style:style>
    <style:style style:name="co10" style:family="table-column">
      <style:table-column-properties fo:break-before="auto" style:column-width="5.445cm"/>
    </style:style>
    <style:style style:name="co11" style:family="table-column">
      <style:table-column-properties fo:break-before="auto" style:column-width="4.357cm"/>
    </style:style>
    <style:style style:name="co12" style:family="table-column">
      <style:table-column-properties fo:break-before="auto" style:column-width="5.281cm"/>
    </style:style>
    <style:style style:name="co13" style:family="table-column">
      <style:table-column-properties fo:break-before="auto" style:column-width="6.308cm"/>
    </style:style>
    <style:style style:name="co14" style:family="table-column">
      <style:table-column-properties fo:break-before="auto" style:column-width="5.918cm"/>
    </style:style>
    <style:style style:name="co15" style:family="table-column">
      <style:table-column-properties fo:break-before="auto" style:column-width="5.673cm"/>
    </style:style>
    <style:style style:name="co16" style:family="table-column">
      <style:table-column-properties fo:break-before="auto" style:column-width="5.7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1.933cm"/>
    </style:style>
    <style:style style:name="co19" style:family="table-column">
      <style:table-column-properties fo:break-before="auto" style:column-width="4.493cm"/>
    </style:style>
    <style:style style:name="co20" style:family="table-column">
      <style:table-column-properties fo:break-before="auto" style:column-width="3.93cm"/>
    </style:style>
    <style:style style:name="co21" style:family="table-column">
      <style:table-column-properties fo:break-before="auto" style:column-width="5.419cm"/>
    </style:style>
    <style:style style:name="co22" style:family="table-column">
      <style:table-column-properties fo:break-before="auto" style:column-width="5.554cm"/>
    </style:style>
    <style:style style:name="co23" style:family="table-column">
      <style:table-column-properties fo:break-before="auto" style:column-width="5.743cm"/>
    </style:style>
    <style:style style:name="co24" style:family="table-column">
      <style:table-column-properties fo:break-before="auto" style:column-width="5.6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fo:border="0.74pt ridge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order-bottom="none" fo:border-left="0.74pt inset #ff0000" fo:border-right="0.74pt inset #ff0000" fo:border-top="none"/>
      <style:text-properties fo:font-size="16pt" style:font-size-asian="16pt" style:font-size-complex="16pt"/>
    </style:style>
    <style:style style:name="ce4" style:family="table-cell" style:parent-style-name="Default">
      <style:table-cell-properties fo:border-bottom="0.74pt inset #ff0000" fo:border-left="0.74pt inset #ff0000" fo:border-right="0.74pt inset #ff0000" fo:border-top="none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fo:border="0.74pt groove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order-bottom="none" fo:border-left="0.74pt groove #ff0000" fo:border-right="0.74pt groove #ff0000" fo:border-top="none"/>
      <style:text-properties fo:font-size="16pt" style:font-size-asian="16pt" style:font-size-complex="16pt"/>
    </style:style>
    <style:style style:name="ce7" style:family="table-cell" style:parent-style-name="Default">
      <style:table-cell-properties fo:border-bottom="0.74pt groove #ff0000" fo:border-left="0.74pt groove #ff0000" fo:border-right="0.74pt groove #ff0000" fo:border-top="none"/>
      <style:text-properties fo:font-size="16pt" style:font-size-asian="16pt" style:font-size-complex="16pt"/>
    </style:style>
    <style:style style:name="ce8" style:family="table-cell" style:parent-style-name="Default">
      <style:table-cell-properties style:text-align-source="fix" style:repeat-content="false" fo:border="0.74pt inset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-bottom="none" fo:border-left="0.74pt ridge #ff0000" fo:border-right="0.74pt ridge #ff0000" fo:border-top="none"/>
      <style:text-properties fo:font-size="16pt" style:font-size-asian="16pt" style:font-size-complex="16pt"/>
    </style:style>
    <style:style style:name="ce10" style:family="table-cell" style:parent-style-name="Default">
      <style:table-cell-properties fo:border-bottom="0.74pt ridge #ff0000" fo:border-left="0.74pt ridge #ff0000" fo:border-right="0.74pt ridge #ff0000" fo:border-top="none"/>
      <style:text-properties fo:font-size="16pt" style:font-size-asian="16pt" style:font-size-complex="16pt"/>
    </style:style>
    <style:style style:name="ce2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order-bottom="none" fo:border-left="0.74pt groove #ff0000" fo:border-right="0.74pt groove #ff0000" fo:border-top="0.74pt groove #ff0000"/>
      <style:text-properties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>
      <style:table-cell-properties fo:border="0.74pt inset #000000"/>
      <style:text-properties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>
      <style:table-cell-properties fo:border="none"/>
      <style:text-properties fo:font-size="16pt" fo:font-weight="bold" style:font-size-asian="16pt" style:font-weight-asian="bold" style:font-size-complex="16pt" style:font-weight-complex="bold"/>
    </style:style>
    <style:style style:name="ce27" style:family="table-cell" style:parent-style-name="Default">
      <style:table-cell-properties fo:border="none"/>
      <style:text-properties fo:font-size="16pt" style:font-size-asian="16pt" style:font-size-complex="16pt"/>
    </style:style>
    <style:style style:name="ce28" style:family="table-cell" style:parent-style-name="Default">
      <style:table-cell-properties fo:border="0.74pt solid #111111"/>
      <style:text-properties fo:font-size="16pt" fo:font-weight="bold" style:font-size-asian="16pt" style:font-weight-asian="bold" style:font-size-complex="16pt" style:font-weight-complex="bold"/>
    </style:style>
    <style:style style:name="ce29" style:family="table-cell" style:parent-style-name="Default">
      <style:table-cell-properties fo:border-bottom="none" fo:border-left="0.74pt inset #ff0000" fo:border-right="0.74pt inset #ff0000" fo:border-top="none"/>
      <style:text-properties fo:font-size="14pt" style:font-size-asian="14pt" style:font-size-complex="14pt"/>
    </style:style>
    <style:style style:name="ce30" style:family="table-cell" style:parent-style-name="Default">
      <style:table-cell-properties fo:border-bottom="0.74pt inset #ff0000" fo:border-left="0.74pt inset #ff0000" fo:border-right="0.74pt inset #ff0000" fo:border-top="none"/>
      <style:text-properties fo:font-size="14pt" style:font-size-asian="14pt" style:font-size-complex="14pt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>
      <style:table-cell-properties fo:border="0.74pt inset #ff0000"/>
      <style:text-properties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>
      <style:text-properties fo:font-size="14pt" style:font-size-asian="14pt" style:font-size-complex="14pt"/>
    </style:style>
    <style:style style:name="ce44" style:family="table-cell" style:parent-style-name="Default">
      <style:table-cell-properties fo:border-bottom="none" fo:border-left="0.74pt groove #ff0000" fo:border-right="0.74pt groove #ff0000" fo:border-top="0.74pt groove #ff0000"/>
    </style:style>
    <style:style style:name="ce45" style:family="table-cell" style:parent-style-name="Default">
      <style:table-cell-properties fo:border-bottom="none" fo:border-left="0.74pt groove #ff0000" fo:border-right="0.74pt groove #ff0000" fo:border-top="none"/>
    </style:style>
    <style:style style:name="ce46" style:family="table-cell" style:parent-style-name="Default">
      <style:table-cell-properties fo:border-bottom="none" style:text-align-source="fix" style:repeat-content="false" fo:border-left="0.74pt groove #ff0000" fo:border-right="0.74pt groove #ff0000" fo:border-top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order-bottom="none" fo:border-left="0.74pt groove #ff0000" fo:border-right="0.74pt groove #ff0000" fo:border-top="none"/>
      <style:text-properties fo:font-size="14pt" style:font-size-asian="14pt" style:font-size-complex="14pt"/>
    </style:style>
    <style:style style:name="ce48" style:family="table-cell" style:parent-style-name="Default">
      <style:table-cell-properties fo:border-bottom="0.74pt groove #ff0000" fo:border-left="0.74pt groove #ff0000" fo:border-right="0.74pt groove #ff0000" fo:border-top="none"/>
      <style:text-properties fo:font-size="14pt" style:font-size-asian="14pt" style:font-size-complex="14pt"/>
    </style:style>
    <style:style style:name="ce49" style:family="table-cell" style:parent-style-name="Default">
      <style:table-cell-properties style:text-align-source="fix" style:repeat-content="false" fo:border="0.74pt groove #000000"/>
      <style:paragraph-properties fo:text-align="end" fo:margin-left="0cm"/>
      <style:text-properties fo:font-size="16pt" fo:font-weight="bold" style:font-size-asian="16pt" style:font-weight-asian="bold" style:font-size-complex="16pt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0.74pt groove #ff0000" fo:border-right="0.74pt groove #ff0000" fo:border-top="none"/>
      <style:paragraph-properties fo:text-align="center" fo:margin-left="0cm"/>
      <style:text-properties fo:font-size="16pt" style:font-size-asian="16pt" style:font-size-complex="16pt"/>
    </style:style>
    <style:style style:name="ce51" style:family="table-cell" style:parent-style-name="Default">
      <style:table-cell-properties fo:border-bottom="0.74pt groove #ff0000" style:text-align-source="fix" style:repeat-content="false" fo:border-left="0.74pt groove #ff0000" fo:border-right="0.74pt groove #ff0000" fo:border-top="none"/>
      <style:paragraph-properties fo:text-align="center" fo:margin-left="0cm"/>
      <style:text-properties fo:font-size="16pt" style:font-size-asian="16pt" style:font-size-complex="16pt"/>
    </style:style>
    <style:style style:name="ce52" style:family="table-cell" style:parent-style-name="Default">
      <style:table-cell-properties fo:border-bottom="none" fo:border-left="0.74pt groove #ff0000" fo:border-right="0.74pt groove #ff0000" fo:border-top="none"/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2" style:family="table-cell" style:parent-style-name="Default">
      <style:text-properties fo:color="#6aab73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vg:stroke-width="0.1cm" draw:marker-start="Circle" draw:marker-start-width="0.35cm" draw:marker-end="Arrow" draw:marker-end-width="0.35cm" draw:fill="solid" draw:fill-color="#2a6099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2" style:family="graphic">
      <style:graphic-properties draw:stroke="none" svg:stroke-color="#000000" draw:fill="none" draw:fill-color="#ffffff" fo:min-height="1.043cm"/>
      <style:text-properties fo:font-weight="bold" style:font-weight-asian="bold" style:font-weight-complex="bold"/>
    </style:style>
    <style:style style:name="gr3" style:family="graphic">
      <style:graphic-properties svg:stroke-width="0.1cm" draw:marker-start="Circle" draw:marker-start-width="0.35cm" draw:marker-end="Arrow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4" style:family="graphic">
      <style:graphic-properties draw:stroke="none" svg:stroke-color="#000000" draw:fill="none" draw:fill-color="#ffffff" fo:min-height="0.855cm"/>
      <style:text-properties fo:font-weight="bold" style:font-weight-asian="bold" style:font-weight-complex="bold"/>
    </style:style>
    <style:style style:name="gr5" style:family="graphic">
      <style:graphic-properties draw:stroke="none" svg:stroke-color="#000000" draw:fill="none" draw:fill-color="#ffffff" fo:min-height="0.937cm"/>
      <style:text-properties fo:font-weight="bold" style:font-weight-asian="bold" style:font-weight-complex="bold"/>
    </style:style>
    <style:style style:name="gr6" style:family="graphic">
      <style:graphic-properties draw:stroke="none" svg:stroke-color="#000000" draw:fill="none" draw:fill-color="#ffffff" fo:min-height="0.882cm"/>
      <style:text-properties fo:font-weight="bold" style:font-weight-asian="bold" style:font-weight-complex="bold"/>
    </style:style>
    <style:style style:name="gr7" style:family="graphic">
      <style:graphic-properties draw:stroke="none" svg:stroke-color="#000000" draw:fill="none" draw:fill-color="#ffffff" fo:min-height="0.721cm"/>
      <style:text-properties fo:font-weight="bold" style:font-weight-asian="bold" style:font-weight-complex="bold"/>
    </style:style>
    <style:style style:name="gr8" style:family="graphic">
      <style:graphic-properties svg:stroke-width="0.1cm" draw:marker-start="Arrow" draw:marker-start-width="0.35cm" draw:marker-end="Arrow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9" style:family="graphic">
      <style:graphic-properties draw:stroke="none" svg:stroke-color="#000000" draw:fill="none" draw:fill-color="#ffffff" fo:min-height="0.935cm"/>
      <style:text-properties fo:font-weight="bold" style:font-weight-asian="bold" style:font-weight-complex="bold"/>
    </style:style>
    <style:style style:name="gr10" style:family="graphic">
      <style:graphic-properties draw:stroke="none" svg:stroke-color="#000000" draw:fill="none" draw:fill-color="#ffffff" fo:min-height="1.016cm"/>
      <style:text-properties fo:font-weight="bold" style:font-weight-asian="bold" style:font-weight-complex="bold"/>
    </style:style>
    <style:style style:name="gr11" style:family="graphic">
      <style:graphic-properties draw:marker-start="Arrowheads_20_1" draw:marker-start-width="0.2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none" svg:stroke-color="#000000" draw:fill="none" draw:fill-color="#ffffff" fo:min-height="1.062cm"/>
      <style:text-properties fo:font-weight="bold" style:font-weight-asian="bold" style:font-weight-complex="bold"/>
    </style:style>
    <style:style style:name="gr14" style:family="graphic">
      <style:graphic-properties draw:stroke="none" svg:stroke-color="#000000" draw:fill="none" draw:fill-color="#ffffff" fo:min-height="1.248cm"/>
      <style:text-properties fo:font-weight="bold" style:font-weight-asian="bold" style:font-weight-complex="bold"/>
    </style:style>
    <style:style style:name="gr15" style:family="graphic">
      <style:graphic-properties draw:stroke="none" svg:stroke-color="#000000" draw:fill="none" draw:fill-color="#ffffff" fo:min-height="0.829cm"/>
      <style:text-properties fo:font-weight="bold" style:font-weight-asian="bold" style:font-weight-complex="bold"/>
    </style:style>
    <style:style style:name="gr16" style:family="graphic">
      <style:graphic-properties svg:stroke-width="0.1cm" svg:stroke-color="#158466" draw:marker-start="Arrow" draw:marker-start-width="0.35cm" draw:marker-end="Arrow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17" style:family="graphic">
      <style:graphic-properties svg:stroke-width="0.1cm" svg:stroke-color="#158466" draw:marker-start="Circle" draw:marker-start-width="0.35cm" draw:marker-end="Arrow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18" style:family="graphic">
      <style:graphic-properties svg:stroke-width="0.1cm" svg:stroke-color="#158466" draw:marker-start-width="0.35cm" draw:marker-end="Arrow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19" style:family="graphic">
      <style:graphic-properties draw:stroke="none" svg:stroke-color="#000000" draw:fill="none" draw:fill-color="#ffffff" fo:min-height="1.344cm"/>
      <style:text-properties fo:font-weight="bold" style:font-weight-asian="bold" style:font-weight-complex="bold"/>
    </style:style>
    <style:style style:name="gr20" style:family="graphic">
      <style:graphic-properties draw:stroke="none" svg:stroke-color="#000000" draw:fill="none" draw:fill-color="#ffffff" fo:min-height="1.205cm"/>
      <style:text-properties fo:font-weight="bold" style:font-weight-asian="bold" style:font-weight-complex="bold"/>
    </style:style>
    <style:style style:name="gr21" style:family="graphic">
      <style:graphic-properties draw:stroke="none" svg:stroke-color="#000000" draw:fill="none" draw:fill-color="#ffffff" fo:min-height="1.213cm"/>
      <style:text-properties fo:font-weight="bold" style:font-weight-asian="bold" style:font-weight-complex="bold"/>
    </style:style>
    <style:style style:name="gr22" style:family="graphic">
      <style:graphic-properties svg:stroke-width="0.2cm" svg:stroke-color="#158466" draw:marker-start="Arrow" draw:marker-start-width="0.5cm" draw:marker-end="Arrow" draw:marker-end-width="0.5cm" draw:textarea-horizontal-align="center" draw:textarea-vertical-align="middle" fo:padding-top="0.1cm" fo:padding-bottom="0.1cm" fo:padding-left="0.1cm" fo:padding-right="0.1cm"/>
      <style:paragraph-properties fo:text-align="center"/>
    </style:style>
    <style:style style:name="gr23" style:family="graphic">
      <style:graphic-properties draw:stroke="none" svg:stroke-color="#000000" draw:fill="none" draw:fill-color="#ffffff" fo:min-height="1.297cm"/>
      <style:text-properties fo:font-weight="bold" style:font-weight-asian="bold" style:font-weight-complex="bold"/>
    </style:style>
    <style:style style:name="gr24" style:family="graphic">
      <style:graphic-properties draw:stroke="none" svg:stroke-color="#000000" draw:fill="none" draw:fill-color="#ffffff" fo:min-height="0.561cm"/>
      <style:text-properties fo:font-weight="bold" style:font-weight-asian="bold" style:font-weight-complex="bold"/>
    </style:style>
    <style:style style:name="gr25" style:family="graphic">
      <style:graphic-properties draw:stroke="none" svg:stroke-color="#000000" draw:fill="none" draw:fill-color="#ffffff" fo:min-height="0.614cm"/>
      <style:text-properties fo:font-weight="bold" style:font-weight-asian="bold" style:font-weight-complex="bold"/>
    </style:style>
    <style:style style:name="gr26" style:family="graphic">
      <style:graphic-properties svg:stroke-width="0.1cm" svg:stroke-color="#158466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27" style:family="graphic">
      <style:graphic-properties svg:stroke-width="0.2cm" svg:stroke-color="#158466" draw:marker-start-width="0.5cm" draw:marker-end-width="0.5cm" draw:textarea-horizontal-align="center" draw:textarea-vertical-align="middle" fo:padding-top="0.1cm" fo:padding-bottom="0.1cm" fo:padding-left="0.1cm" fo:padding-right="0.1cm"/>
      <style:paragraph-properties fo:text-align="center"/>
    </style:style>
    <style:style style:name="gr28" style:family="graphic">
      <style:graphic-properties svg:stroke-width="0.2cm" svg:stroke-color="#158466" draw:marker-start-width="0.5cm" draw:marker-end="Arrow" draw:marker-end-width="0.5cm" draw:textarea-horizontal-align="center" draw:textarea-vertical-align="middle" fo:padding-top="0.1cm" fo:padding-bottom="0.1cm" fo:padding-left="0.1cm" fo:padding-right="0.1cm"/>
      <style:paragraph-properties fo:text-align="center"/>
    </style:style>
    <style:style style:name="gr29" style:family="graphic">
      <style:graphic-properties draw:stroke="none" svg:stroke-color="#000000" draw:fill="none" draw:fill-color="#ffffff" fo:min-height="0.548cm"/>
      <style:text-properties fo:font-weight="bold" style:font-weight-asian="bold" style:font-weight-complex="bold"/>
    </style:style>
    <style:style style:name="gr30" style:family="graphic">
      <style:graphic-properties draw:stroke="none" svg:stroke-color="#000000" draw:fill="none" draw:fill-color="#ffffff" fo:min-height="0.834cm"/>
      <style:text-properties fo:font-weight="bold" style:font-weight-asian="bold" style:font-weight-complex="bold"/>
    </style:style>
    <style:style style:name="gr31" style:family="graphic">
      <style:graphic-properties draw:stroke="none" svg:stroke-color="#000000" draw:fill="none" draw:fill-color="#ffffff" fo:min-height="0.891cm"/>
      <style:text-properties fo:font-weight="bold" style:font-weight-asian="bold" style:font-weight-complex="bold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name="Line 1" draw:style-name="gr1" draw:text-style-name="P1" svg:x1="19.805cm" svg:y1="7.271cm" svg:x2="24.825cm" svg:y2="8.58cm">
            <text:p/>
          </draw:line>
          <draw:frame draw:z-index="1" draw:name="Text Frame 1" draw:style-name="gr2" draw:text-style-name="P2" svg:width="2.649cm" svg:height="1.043cm" svg:x="21.342cm" svg:y="7.03cm">
            <draw:text-box>
              <text:p><text:span text:style-name="T1">One to Many</text:span></text:p>
            </draw:text-box>
          </draw:frame>
          <draw:line draw:z-index="2" draw:name="Line 2" draw:style-name="gr3" draw:text-style-name="P3" svg:x1="24.716cm" svg:y1="10.799cm" svg:x2="19.888cm" svg:y2="9.008cm">
            <text:p/>
          </draw:line>
          <draw:frame draw:z-index="3" draw:name="Text Frame 2" draw:style-name="gr4" draw:text-style-name="P2" svg:width="2.853cm" svg:height="0.855cm" svg:x="21.451cm" svg:y="8.955cm">
            <draw:text-box>
              <text:p><text:span text:style-name="T1">Many to One</text:span></text:p>
            </draw:text-box>
          </draw:frame>
          <draw:line draw:z-index="4" draw:name="Line 3" draw:style-name="gr3" draw:text-style-name="P3" svg:x1="15.572cm" svg:y1="8.527cm" svg:x2="9.977cm" svg:y2="14.301cm">
            <text:p/>
          </draw:line>
          <draw:line draw:z-index="5" draw:name="Line 4" draw:style-name="gr3" draw:text-style-name="P3" svg:x1="12.363cm" svg:y1="14.461cm" svg:x2="15.71cm" svg:y2="10.719cm">
            <text:p/>
          </draw:line>
          <draw:frame draw:z-index="6" draw:name="Text Frame 3" draw:style-name="gr5" draw:text-style-name="P2" svg:width="2.085cm" svg:height="0.937cm" svg:x="11.293cm" svg:y="10.104cm">
            <draw:text-box>
              <text:p><text:span text:style-name="T1">One to many</text:span></text:p>
            </draw:text-box>
          </draw:frame>
          <draw:frame draw:z-index="7" draw:name="Text Frame 4" draw:style-name="gr2" draw:text-style-name="P2" svg:width="3.12cm" svg:height="1.043cm" svg:x="12.501cm" svg:y="12.403cm">
            <draw:text-box>
              <text:p><text:span text:style-name="T1">Many to One</text:span></text:p>
            </draw:text-box>
          </draw:frame>
          <draw:line draw:z-index="8" draw:name="Line 5" draw:style-name="gr3" draw:text-style-name="P3" svg:x1="8.735cm" svg:y1="14.354cm" svg:x2="5.553cm" svg:y2="9.543cm">
            <text:p/>
          </draw:line>
          <draw:line draw:z-index="9" draw:name="Line 6" draw:style-name="gr3" draw:text-style-name="P3" svg:x1="4.425cm" svg:y1="12.617cm" svg:x2="7.607cm" svg:y2="16.332cm">
            <text:p/>
          </draw:line>
          <draw:frame draw:z-index="10" draw:name="Text Frame 5" draw:style-name="gr6" draw:text-style-name="P2" svg:width="2.88cm" svg:height="0.882cm" svg:x="6.568cm" svg:y="10.184cm">
            <draw:text-box>
              <text:p><text:span text:style-name="T1">One To Many</text:span></text:p>
            </draw:text-box>
          </draw:frame>
          <draw:frame draw:z-index="11" draw:name="Text Frame 6" draw:style-name="gr7" draw:text-style-name="P2" svg:width="2.935cm" svg:height="0.721cm" svg:x="4.206cm" svg:y="13.979cm">
            <draw:text-box>
              <text:p><text:span text:style-name="T1">Many To One</text:span></text:p>
            </draw:text-box>
          </draw:frame>
          <draw:line draw:z-index="12" draw:name="Line 7" draw:style-name="gr8" draw:text-style-name="P3" svg:x1="13.673cm" svg:y1="3.101cm" svg:x2="18.034cm" svg:y2="6.87cm">
            <text:p/>
          </draw:line>
          <draw:frame draw:z-index="13" draw:name="Text Frame 7" draw:style-name="gr9" draw:text-style-name="P2" svg:width="3.374cm" svg:height="0.935cm" svg:x="15.264cm" svg:y="3.582cm">
            <draw:text-box>
              <text:p><text:span text:style-name="T1">Many To Many</text:span></text:p>
            </draw:text-box>
          </draw:frame>
          <draw:line draw:z-index="14" draw:name="Line 8" draw:style-name="gr3" draw:text-style-name="P3" svg:x1="18.619cm" svg:y1="6.736cm" svg:x2="20.567cm" svg:y2="3.555cm">
            <text:p/>
          </draw:line>
          <draw:line draw:z-index="15" draw:name="Line 9" draw:style-name="gr3" draw:text-style-name="P3" svg:x1="22.384cm" svg:y1="3.635cm" svg:x2="19.915cm" svg:y2="6.896cm">
            <text:p/>
          </draw:line>
          <draw:frame draw:z-index="16" draw:name="Text Frame 8" draw:style-name="gr5" draw:text-style-name="P2" svg:width="1.426cm" svg:height="0.937cm" svg:x="17.879cm" svg:y="4.865cm">
            <draw:text-box>
              <text:p><text:span text:style-name="T1">One To many</text:span></text:p>
            </draw:text-box>
          </draw:frame>
          <draw:frame draw:z-index="17" draw:name="Text Frame 9" draw:style-name="gr5" draw:text-style-name="P2" svg:width="2.167cm" svg:height="0.937cm" svg:x="22.192cm" svg:y="4.544cm">
            <draw:text-box>
              <text:p><text:span text:style-name="T1">Many To One</text:span></text:p>
            </draw:text-box>
          </draw:frame>
          <draw:line draw:z-index="18" draw:name="Line 10" draw:style-name="gr3" draw:text-style-name="P3" svg:x1="7.634cm" svg:y1="3.02cm" svg:x2="4.562cm" svg:y2="7.565cm">
            <text:p/>
          </draw:line>
          <draw:line draw:z-index="19" draw:name="Line 11" draw:style-name="gr3" draw:text-style-name="P3" svg:x1="2.368cm" svg:y1="7.458cm" svg:x2="7.47cm" svg:y2="1.604cm">
            <text:p/>
          </draw:line>
          <draw:frame draw:z-index="20" draw:name="Text Frame 10" draw:style-name="gr10" draw:text-style-name="P2" svg:width="2.751cm" svg:height="1.016cm" svg:x="5.882cm" svg:y="6.148cm">
            <draw:text-box>
              <text:p><text:span text:style-name="T1">Many To one</text:span></text:p>
            </draw:text-box>
          </draw:frame>
          <draw:frame draw:z-index="21" draw:name="Text Frame 11" draw:style-name="gr5" draw:text-style-name="P2" svg:width="2.743cm" svg:height="0.937cm" svg:x="2.45cm" svg:y="4.036cm">
            <draw:text-box>
              <text:p><text:span text:style-name="T1">One To Many</text:span></text:p>
            </draw:text-box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3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1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21" office:value-type="string" calcext:value-type="string">
            <text:p>bug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 calcext:value-type="string">
            <text:p>user</text:p>
          </table:table-cell>
          <table:table-cell table:number-columns-repeated="2"/>
          <table:table-cell table:style-name="ce2" office:value-type="string" calcext:value-type="string">
            <text:p>epic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 calcext:value-type="string">
            <text:p>id</text:p>
          </table:table-cell>
          <table:table-cell table:number-columns-repeated="2"/>
          <table:table-cell table:style-name="ce3" office:value-type="string" calcext:value-type="string">
            <text:p>start date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f name</text:p>
          </table:table-cell>
          <table:table-cell table:number-columns-repeated="2"/>
          <table:table-cell table:style-name="ce4" office:value-type="string" calcext:value-type="string">
            <text:p>end dat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l nam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dept</text:p>
          </table:table-cell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email</text:p>
          </table:table-cell>
          <table:table-cell table:number-columns-repeated="5"/>
          <table:table-cell table:style-name="Default"/>
          <table:table-cell table:style-name="ce21" office:value-type="string" calcext:value-type="string">
            <text:p>task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style-name="ce7" office:value-type="string" calcext:value-type="string">
            <text:p>role</text:p>
          </table:table-cell>
          <table:table-cell table:number-columns-repeated="5"/>
          <table:table-cell table:style-name="Default"/>
          <table:table-cell office:value-type="string" calcext:value-type="string">
            <text:p>id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number-columns-repeated="5"/>
          <table:table-cell table:style-name="ce8" office:value-type="string" calcext:value-type="string">
            <text:p>project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sprint</text:p>
          </table:table-cell>
          <table:table-cell table:number-columns-repeated="3"/>
          <table:table-cell table:style-name="ce9" office:value-type="string" calcext:value-type="string">
            <text:p>id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number-columns-repeated="3"/>
          <table:table-cell table:style-name="ce9" office:value-type="string" calcext:value-type="string">
            <text:p>name</text:p>
          </table:table-cell>
          <table:table-cell table:number-columns-repeated="2"/>
          <table:table-cell table:style-name="ce2" office:value-type="string" calcext:value-type="string">
            <text:p>issue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name</text:p>
          </table:table-cell>
          <table:table-cell table:number-columns-repeated="3"/>
          <table:table-cell table:style-name="ce9" office:value-type="string" calcext:value-type="string">
            <text:p>owner</text:p>
          </table:table-cell>
          <table:table-cell table:number-columns-repeated="2"/>
          <table:table-cell table:style-name="ce3" office:value-type="string" calcext:value-type="string">
            <text:p>id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duration</text:p>
          </table:table-cell>
          <table:table-cell table:number-columns-repeated="3"/>
          <table:table-cell table:style-name="ce9" office:value-type="string" calcext:value-type="string">
            <text:p>manager</text:p>
          </table:table-cell>
          <table:table-cell table:number-columns-repeated="2"/>
          <table:table-cell table:style-name="ce3" office:value-type="string" calcext:value-type="string">
            <text:p>name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start</text:p>
          </table:table-cell>
          <table:table-cell table:number-columns-repeated="3"/>
          <table:table-cell table:style-name="ce9" office:value-type="string" calcext:value-type="string">
            <text:p>status</text:p>
          </table:table-cell>
          <table:table-cell table:number-columns-repeated="2"/>
          <table:table-cell table:style-name="ce3" office:value-type="string" calcext:value-type="string">
            <office:annotation draw:style-name="gr11" draw:text-style-name="P5" svg:width="2.899cm" svg:height="4.151cm" svg:x="31.313cm" svg:y="8.925cm" draw:caption-point-x="-0.61cm" draw:caption-point-y="1.51cm">
              <dc:date>2024-05-06T00:00:00</dc:date>
              <text:p text:style-name="P4"><text:span text:style-name="T2"/></text:p>
              <text:p text:style-name="P4"><text:span text:style-name="T2">Open</text:span></text:p>
              <text:p text:style-name="P4"><text:span text:style-name="T2">Inprogress</text:span></text:p>
              <text:p text:style-name="P4"><text:span text:style-name="T2">Reopened</text:span></text:p>
              <text:p text:style-name="P4"><text:span text:style-name="T2">Resolved</text:span></text:p>
              <text:p text:style-name="P4"><text:span text:style-name="T2">Closed</text:span></text:p>
              <text:p text:style-name="P4"><text:span text:style-name="T2">To do</text:span></text:p>
              <text:p text:style-name="P4"><text:span text:style-name="T2">Inprogress</text:span></text:p>
              <text:p text:style-name="P4"><text:span text:style-name="T2">Done</text:span></text:p>
              <text:p text:style-name="P4"><text:span text:style-name="T2"/></text:p>
            </office:annotation>
            <text:p>status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end</text:p>
          </table:table-cell>
          <table:table-cell table:number-columns-repeated="3"/>
          <table:table-cell table:style-name="ce9" office:value-type="string" calcext:value-type="string">
            <text:p>notes</text:p>
          </table:table-cell>
          <table:table-cell table:number-columns-repeated="2"/>
          <table:table-cell table:style-name="ce3" office:value-type="string" calcext:value-type="string">
            <text:p>summary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goal</text:p>
          </table:table-cell>
          <table:table-cell table:number-columns-repeated="3"/>
          <table:table-cell table:style-name="ce9" office:value-type="string" calcext:value-type="string">
            <text:p>start date</text:p>
          </table:table-cell>
          <table:table-cell table:number-columns-repeated="2"/>
          <table:table-cell table:style-name="ce3" office:value-type="string" calcext:value-type="string">
            <text:p>description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5"/>
          <table:table-cell table:style-name="ce10" office:value-type="string" calcext:value-type="string">
            <text:p>est comp date</text:p>
          </table:table-cell>
          <table:table-cell table:number-columns-repeated="2"/>
          <table:table-cell table:style-name="ce3" office:value-type="string" calcext:value-type="string">
            <text:p>assignee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8"/>
          <table:table-cell table:style-name="ce3" office:value-type="string" calcext:value-type="string">
            <office:annotation draw:style-name="gr12" draw:text-style-name="P5" svg:width="2.899cm" svg:height="2.571cm" svg:x="31.313cm" svg:y="11.704cm" draw:caption-point-x="-0.61cm" draw:caption-point-y="1.51cm">
              <dc:date>2024-05-06T00:00:00</dc:date>
              <text:p text:style-name="P4"><text:span text:style-name="T2">Labels are tags given to an issue , if a given tag is not present then it will be added to database</text:span></text:p>
            </office:annotation>
            <text:p>label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8"/>
          <table:table-cell table:style-name="ce3" office:value-type="string" calcext:value-type="string">
            <text:p>parent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8"/>
          <table:table-cell table:style-name="ce4" office:value-type="string" calcext:value-type="string">
            <text:p>reporter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table:style-name="ce2" office:value-type="string" calcext:value-type="string">
            <text:p>story</text:p>
          </table:table-cell>
          <table:table-cell table:number-columns-repeated="7"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sprint</text:p>
          </table:table-cell>
          <table:table-cell table:number-columns-repeated="7"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story point estimation</text:p>
          </table:table-cell>
          <table:table-cell table:number-columns-repeated="7"/>
          <table:table-cell table:style-name="Default"/>
          <table:table-cell table:number-columns-repeated="1012"/>
        </table:table-row>
        <table:table-row table:style-name="ro1" table:number-rows-repeated="3">
          <table:table-cell table:number-columns-repeated="11"/>
          <table:table-cell table:style-name="Default"/>
          <table:table-cell table:number-columns-repeated="101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name="Text Frame 1" draw:style-name="gr2" draw:text-style-name="P2" svg:width="2.649cm" svg:height="1.043cm" svg:x="21.287cm" svg:y="4.117cm">
            <draw:text-box>
              <text:p><text:span text:style-name="T1">One to Many</text:span></text:p>
            </draw:text-box>
          </draw:frame>
          <draw:frame draw:z-index="1" draw:name="Text Frame 2" draw:style-name="gr4" draw:text-style-name="P2" svg:width="2.853cm" svg:height="0.855cm" svg:x="20.95cm" svg:y="5.936cm">
            <draw:text-box>
              <text:p><text:span text:style-name="T1">Many to One</text:span></text:p>
            </draw:text-box>
          </draw:frame>
          <draw:line draw:z-index="2" draw:name="Line 7" draw:style-name="gr8" draw:text-style-name="P3" svg:x1="13.673cm" svg:y1="3.101cm" svg:x2="18.034cm" svg:y2="6.87cm">
            <text:p/>
          </draw:line>
          <draw:frame draw:z-index="3" draw:name="Text Frame 7" draw:style-name="gr9" draw:text-style-name="P2" svg:width="3.374cm" svg:height="0.935cm" svg:x="15.264cm" svg:y="3.582cm">
            <draw:text-box>
              <text:p><text:span text:style-name="T1">Many To Many</text:span></text:p>
            </draw:text-box>
          </draw:frame>
          <draw:line draw:z-index="4" draw:name="Line 10" draw:style-name="gr3" draw:text-style-name="P3" svg:x1="7.634cm" svg:y1="3.02cm" svg:x2="4.562cm" svg:y2="7.565cm">
            <text:p/>
          </draw:line>
          <draw:line draw:z-index="5" draw:name="Line 11" draw:style-name="gr3" draw:text-style-name="P3" svg:x1="2.368cm" svg:y1="7.458cm" svg:x2="7.47cm" svg:y2="1.604cm">
            <text:p/>
          </draw:line>
          <draw:frame draw:z-index="6" draw:name="Text Frame 10" draw:style-name="gr10" draw:text-style-name="P2" svg:width="2.751cm" svg:height="1.016cm" svg:x="5.441cm" svg:y="6.547cm">
            <draw:text-box>
              <text:p><text:span text:style-name="T1">Many To one</text:span></text:p>
            </draw:text-box>
          </draw:frame>
          <draw:frame draw:z-index="7" draw:name="Text Frame 11" draw:style-name="gr5" draw:text-style-name="P2" svg:width="2.743cm" svg:height="0.937cm" svg:x="2.45cm" svg:y="4.036cm">
            <draw:text-box>
              <text:p><text:span text:style-name="T1">One To Many</text:span></text:p>
            </draw:text-box>
          </draw:frame>
          <draw:line draw:z-index="8" draw:name="Line 12" draw:style-name="gr3" draw:text-style-name="P3" svg:x1="19.319cm" svg:y1="6.742cm" svg:x2="24.743cm" svg:y2="3.9cm">
            <text:p/>
          </draw:line>
          <draw:line draw:z-index="9" draw:name="Line 13" draw:style-name="gr3" draw:text-style-name="P3" svg:x1="24.679cm" svg:y1="5.639cm" svg:x2="19.888cm" svg:y2="8.269cm">
            <text:p/>
          </draw:line>
          <draw:line draw:z-index="10" draw:name="Line 14" draw:style-name="gr3" draw:text-style-name="P3" svg:x1="5.58cm" svg:y1="11.864cm" svg:x2="24.881cm" svg:y2="15.583cm">
            <text:p/>
          </draw:line>
          <draw:line draw:z-index="11" draw:name="Line 15" draw:style-name="gr3" draw:text-style-name="P3" svg:x1="24.808cm" svg:y1="17.212cm" svg:x2="3.469cm" svg:y2="12.696cm">
            <text:p/>
          </draw:line>
          <draw:frame draw:z-index="12" draw:name="Text Frame 12" draw:style-name="gr13" draw:text-style-name="P2" svg:width="4.213cm" svg:height="1.062cm" svg:x="9.132cm" svg:y="11.253cm">
            <draw:text-box>
              <text:p><text:span text:style-name="T1">One To Many</text:span></text:p>
            </draw:text-box>
          </draw:frame>
          <draw:frame draw:z-index="13" draw:name="Text Frame 13" draw:style-name="gr14" draw:text-style-name="P2" svg:width="4.103cm" svg:height="1.248cm" svg:x="8.168cm" svg:y="14.377cm">
            <draw:text-box>
              <text:p><text:span text:style-name="T1">Many To One</text:span></text:p>
            </draw:text-box>
          </draw:frame>
          <draw:line draw:z-index="14" draw:name="Horizontal line 1" draw:style-name="gr8" draw:text-style-name="P3" svg:x1="30.877cm" svg:y1="3.929cm" svg:x2="35.76cm" svg:y2="3.929cm">
            <text:p/>
          </draw:line>
          <draw:frame draw:z-index="15" draw:name="Text Frame 14" draw:style-name="gr15" draw:text-style-name="P2" svg:width="3.1cm" svg:height="0.829cm" svg:x="31.782cm" svg:y="2.86cm">
            <draw:text-box>
              <text:p><text:span text:style-name="T1">Many To Many</text:span></text:p>
            </draw:text-box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3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1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 calcext:value-type="string">
            <text:p>user</text:p>
          </table:table-cell>
          <table:table-cell table:number-columns-repeated="2"/>
          <table:table-cell table:style-name="Default"/>
          <table:table-cell/>
          <table:table-cell table:style-name="ce2" office:value-type="string" calcext:value-type="string">
            <text:p>issu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6" office:value-type="string" calcext:value-type="string">
            <text:p>id</text:p>
          </table:table-cell>
          <table:table-cell table:number-columns-repeated="2"/>
          <table:table-cell table:style-name="Default"/>
          <table:table-cell/>
          <table:table-cell table:style-name="ce3" office:value-type="string" calcext:value-type="string">
            <text:p>id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f name</text:p>
          </table:table-cell>
          <table:table-cell table:number-columns-repeated="2"/>
          <table:table-cell table:style-name="Default"/>
          <table:table-cell/>
          <table:table-cell table:style-name="ce3" office:value-type="string" calcext:value-type="string">
            <text:p>name</text:p>
          </table:table-cell>
          <table:table-cell table:number-columns-repeated="2"/>
          <table:table-cell table:style-name="ce23" office:value-type="string" calcext:value-type="string">
            <text:p>label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l name</text:p>
          </table:table-cell>
          <table:table-cell table:number-columns-repeated="4"/>
          <table:table-cell table:style-name="ce3" office:value-type="string" calcext:value-type="string">
            <office:annotation draw:style-name="gr11" draw:text-style-name="P5" svg:width="2.899cm" svg:height="4.151cm" svg:x="31.313cm" svg:y="1.975cm" draw:caption-point-x="-0.61cm" draw:caption-point-y="1.51cm">
              <dc:date>2024-05-06T00:00:00</dc:date>
              <text:p text:style-name="P4"><text:span text:style-name="T2"/></text:p>
              <text:p text:style-name="P4"><text:span text:style-name="T2">Open</text:span></text:p>
              <text:p text:style-name="P4"><text:span text:style-name="T2">Inprogress</text:span></text:p>
              <text:p text:style-name="P4"><text:span text:style-name="T2">Reopened</text:span></text:p>
              <text:p text:style-name="P4"><text:span text:style-name="T2">Resolved</text:span></text:p>
              <text:p text:style-name="P4"><text:span text:style-name="T2">Closed</text:span></text:p>
              <text:p text:style-name="P4"><text:span text:style-name="T2">To do</text:span></text:p>
              <text:p text:style-name="P4"><text:span text:style-name="T2">Inprogress</text:span></text:p>
              <text:p text:style-name="P4"><text:span text:style-name="T2">Done</text:span></text:p>
              <text:p text:style-name="P4"><text:span text:style-name="T2"/></text:p>
            </office:annotation>
            <text:p>status</text:p>
          </table:table-cell>
          <table:table-cell table:number-columns-repeated="2"/>
          <table:table-cell table:style-name="ce6" office:value-type="string" calcext:value-type="string">
            <text:p>id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dept</text:p>
          </table:table-cell>
          <table:table-cell table:number-columns-repeated="4"/>
          <table:table-cell table:style-name="ce3" office:value-type="string" calcext:value-type="string">
            <text:p>summary</text:p>
          </table:table-cell>
          <table:table-cell/>
          <table:table-cell table:style-name="Default"/>
          <table:table-cell table:style-name="ce7" office:value-type="string" calcext:value-type="string">
            <text:p>name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email</text:p>
          </table:table-cell>
          <table:table-cell table:number-columns-repeated="4"/>
          <table:table-cell table:style-name="ce3" office:value-type="string" calcext:value-type="string">
            <text:p>description</text:p>
          </table:table-cell>
          <table:table-cell/>
          <table:table-cell table:style-name="Default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style-name="ce7" office:value-type="string" calcext:value-type="string">
            <text:p>role</text:p>
          </table:table-cell>
          <table:table-cell table:number-columns-repeated="4"/>
          <table:table-cell table:style-name="ce3" office:value-type="string" calcext:value-type="string">
            <text:p>assignee</text:p>
          </table:table-cell>
          <table:table-cell/>
          <table:table-cell table:style-name="Default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3" office:value-type="string" calcext:value-type="string">
            <office:annotation draw:style-name="gr12" draw:text-style-name="P5" svg:width="2.899cm" svg:height="2.571cm" svg:x="31.313cm" svg:y="4.755cm" draw:caption-point-x="-0.61cm" draw:caption-point-y="1.51cm">
              <dc:date>2024-05-06T00:00:00</dc:date>
              <text:p text:style-name="P4"><text:span text:style-name="T2">Labels are tags given to an issue , if a given tag is not present then it will be added to database</text:span></text:p>
            </office:annotation>
            <text:p>label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number-columns-repeated="5"/>
          <table:table-cell table:style-name="ce8" office:value-type="string" calcext:value-type="string">
            <text:p>project</text:p>
          </table:table-cell>
          <table:table-cell table:number-columns-repeated="2"/>
          <table:table-cell table:style-name="ce3" office:value-type="string" calcext:value-type="string">
            <text:p>parent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sprint</text:p>
          </table:table-cell>
          <table:table-cell table:number-columns-repeated="3"/>
          <table:table-cell table:style-name="ce9" office:value-type="string" calcext:value-type="string">
            <text:p>id</text:p>
          </table:table-cell>
          <table:table-cell table:number-columns-repeated="2"/>
          <table:table-cell table:style-name="ce4" office:value-type="string" calcext:value-type="string">
            <text:p>reporter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number-columns-repeated="3"/>
          <table:table-cell table:style-name="ce9" office:value-type="string" calcext:value-type="string">
            <text:p>name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name</text:p>
          </table:table-cell>
          <table:table-cell table:number-columns-repeated="3"/>
          <table:table-cell table:style-name="ce9" office:value-type="string" calcext:value-type="string">
            <text:p>owner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duration</text:p>
          </table:table-cell>
          <table:table-cell table:number-columns-repeated="3"/>
          <table:table-cell table:style-name="ce9" office:value-type="string" calcext:value-type="string">
            <text:p>manager</text:p>
          </table:table-cell>
          <table:table-cell table:number-columns-repeated="2"/>
          <table:table-cell table:style-name="ce2" office:value-type="string" calcext:value-type="string">
            <text:p>epic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start</text:p>
          </table:table-cell>
          <table:table-cell table:number-columns-repeated="3"/>
          <table:table-cell table:style-name="ce9" office:value-type="string" calcext:value-type="string">
            <text:p>status</text:p>
          </table:table-cell>
          <table:table-cell table:number-columns-repeated="2"/>
          <table:table-cell table:style-name="ce3" office:value-type="string" calcext:value-type="string">
            <text:p>start date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end</text:p>
          </table:table-cell>
          <table:table-cell table:number-columns-repeated="3"/>
          <table:table-cell table:style-name="ce9" office:value-type="string" calcext:value-type="string">
            <text:p>notes</text:p>
          </table:table-cell>
          <table:table-cell table:number-columns-repeated="2"/>
          <table:table-cell table:style-name="ce4" office:value-type="string" calcext:value-type="string">
            <text:p>end date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goal</text:p>
          </table:table-cell>
          <table:table-cell table:number-columns-repeated="3"/>
          <table:table-cell table:style-name="ce9" office:value-type="string" calcext:value-type="string">
            <text:p>start date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number-columns-repeated="5"/>
          <table:table-cell table:style-name="ce10" office:value-type="string" calcext:value-type="string">
            <text:p>est comp date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1" table:number-rows-repeated="3">
          <table:table-cell table:number-columns-repeated="7"/>
          <table:table-cell table:style-name="Default" table:number-columns-repeated="3"/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ce2" office:value-type="string" calcext:value-type="string">
            <text:p>story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ce3" office:value-type="string" calcext:value-type="string">
            <text:p>sprint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ce4" office:value-type="string" calcext:value-type="string">
            <text:p>story point estimation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7"/>
          <table:table-cell table:style-name="ce24" office:value-type="string" calcext:value-type="string">
            <text:p>task</text:p>
          </table:table-cell>
          <table:table-cell table:style-name="Default"/>
          <table:table-cell table:style-name="ce24" office:value-type="string" calcext:value-type="string">
            <text:p>bug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7"/>
          <table:table-cell table:style-name="ce7" office:value-type="string" calcext:value-type="string">
            <text:p>id</text:p>
          </table:table-cell>
          <table:table-cell table:style-name="Default"/>
          <table:table-cell table:style-name="ce7" office:value-type="string" calcext:value-type="string">
            <text:p>id</text:p>
          </table:table-cell>
          <table:table-cell table:number-columns-repeated="1014"/>
        </table:table-row>
        <table:table-row table:style-name="ro1" table:number-rows-repeated="8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shapes>
          <draw:line draw:z-index="0" draw:name="Line 7" draw:style-name="gr16" draw:text-style-name="P3" svg:x1="13.673cm" svg:y1="3.101cm" svg:x2="18.852cm" svg:y2="7.274cm">
            <text:p/>
          </draw:line>
          <draw:frame draw:z-index="1" draw:name="Text Frame 7" draw:style-name="gr9" draw:text-style-name="P2" svg:width="3.374cm" svg:height="0.935cm" svg:x="15.264cm" svg:y="3.582cm">
            <draw:text-box>
              <text:p><text:span text:style-name="T1">Many To Many</text:span></text:p>
            </draw:text-box>
          </draw:frame>
          <draw:line draw:z-index="2" draw:name="Line 10" draw:style-name="gr17" draw:text-style-name="P3" svg:x1="7.634cm" svg:y1="3.02cm" svg:x2="4.562cm" svg:y2="7.565cm">
            <text:p/>
          </draw:line>
          <draw:line draw:z-index="3" draw:name="Line 11" draw:style-name="gr17" draw:text-style-name="P3" svg:x1="2.368cm" svg:y1="7.458cm" svg:x2="7.47cm" svg:y2="1.604cm">
            <text:p/>
          </draw:line>
          <draw:frame draw:z-index="4" draw:name="Text Frame 10" draw:style-name="gr10" draw:text-style-name="P2" svg:width="2.751cm" svg:height="1.016cm" svg:x="5.441cm" svg:y="6.547cm">
            <draw:text-box>
              <text:p><text:span text:style-name="T1">Many To one</text:span></text:p>
            </draw:text-box>
          </draw:frame>
          <draw:frame draw:z-index="5" draw:name="Text Frame 11" draw:style-name="gr5" draw:text-style-name="P2" svg:width="2.743cm" svg:height="0.937cm" svg:x="2.45cm" svg:y="4.036cm">
            <draw:text-box>
              <text:p><text:span text:style-name="T1">One To Many</text:span></text:p>
            </draw:text-box>
          </draw:frame>
          <draw:line draw:z-index="6" draw:name="Line 16" draw:style-name="gr18" draw:text-style-name="P3" svg:x1="24.298cm" svg:y1="12.972cm" svg:x2="23.474cm" svg:y2="18.578cm">
            <text:p/>
          </draw:line>
          <draw:line draw:z-index="7" draw:name="Line 17" draw:style-name="gr18" draw:text-style-name="P3" svg:x1="19.074cm" svg:y1="23.721cm" svg:x2="13.538cm" svg:y2="19.042cm">
            <text:p/>
          </draw:line>
          <draw:line draw:z-index="8" draw:name="Line 18" draw:style-name="gr18" draw:text-style-name="P3" svg:x1="21.324cm" svg:y1="18.625cm" svg:x2="22.239cm" svg:y2="13.204cm">
            <text:p/>
          </draw:line>
          <draw:line draw:z-index="9" draw:name="Line 19" draw:style-name="gr18" draw:text-style-name="P3" svg:x1="13.584cm" svg:y1="22.61cm" svg:x2="18.891cm" svg:y2="26.919cm">
            <text:p/>
          </draw:line>
          <draw:line draw:z-index="10" draw:name="Line 20" draw:style-name="gr18" draw:text-style-name="P3" svg:x1="46.427cm" svg:y1="13.528cm" svg:x2="53.656cm" svg:y2="21.544cm">
            <text:p/>
          </draw:line>
          <draw:line draw:z-index="11" draw:name="Line 21" draw:style-name="gr18" draw:text-style-name="P3" svg:x1="52.198cm" svg:y1="24.463cm" svg:x2="46.25cm" svg:y2="18.115cm">
            <text:p/>
          </draw:line>
          <draw:line draw:z-index="12" draw:name="Line 22" draw:style-name="gr16" draw:text-style-name="P3" svg:x1="8.78cm" svg:y1="23.721cm" svg:x2="24.426cm" svg:y2="35.443cm">
            <text:p/>
          </draw:line>
          <draw:line draw:z-index="13" draw:name="Line 23" draw:style-name="gr16" draw:text-style-name="P3" svg:x1="21.827cm" svg:y1="28.494cm" svg:x2="24.665cm" svg:y2="33.823cm">
            <text:p/>
          </draw:line>
          <draw:line draw:z-index="14" draw:name="Line 24" draw:style-name="gr16" draw:text-style-name="P3" svg:x1="26.769cm" svg:y1="33.869cm" svg:x2="39.899cm" svg:y2="12.881cm">
            <text:p/>
          </draw:line>
          <draw:line draw:z-index="15" draw:name="Line 25" draw:style-name="gr16" draw:text-style-name="P3" svg:x1="28.92cm" svg:y1="35.398cm" svg:x2="39.991cm" svg:y2="30.348cm">
            <text:p/>
          </draw:line>
          <draw:frame draw:z-index="16" draw:name="Text Frame 15" draw:style-name="gr19" draw:text-style-name="P2" svg:width="3.205cm" svg:height="1.344cm" svg:x="20.773cm" svg:y="13.899cm">
            <draw:text-box>
              <text:p><text:span text:style-name="T1">Many To One</text:span></text:p>
            </draw:text-box>
          </draw:frame>
          <draw:frame draw:z-index="17" draw:name="Text Frame 16" draw:style-name="gr20" draw:text-style-name="P2" svg:width="4.85cm" svg:height="1.205cm" svg:x="22.559cm" svg:y="14.779cm">
            <draw:text-box>
              <text:p><text:span text:style-name="T1">One To Many</text:span></text:p>
            </draw:text-box>
          </draw:frame>
          <draw:frame draw:z-index="18" draw:name="Text Frame 17" draw:style-name="gr20" draw:text-style-name="P2" svg:width="4.85cm" svg:height="1.205cm" svg:x="15.052cm" svg:y="19.6cm">
            <draw:text-box>
              <text:p><text:span text:style-name="T1">One To Many</text:span></text:p>
            </draw:text-box>
          </draw:frame>
          <draw:frame draw:z-index="19" draw:name="Text Frame 18" draw:style-name="gr19" draw:text-style-name="P2" svg:width="3.205cm" svg:height="1.344cm" svg:x="14.367cm" svg:y="22.888cm">
            <draw:text-box>
              <text:p><text:span text:style-name="T1">Many To One</text:span></text:p>
            </draw:text-box>
          </draw:frame>
          <draw:frame draw:z-index="20" draw:name="Text Frame 19" draw:style-name="gr19" draw:text-style-name="P2" svg:width="3.205cm" svg:height="1.344cm" svg:x="47.899cm" svg:y="21.499cm">
            <draw:text-box>
              <text:p><text:span text:style-name="T1">Many To One</text:span></text:p>
            </draw:text-box>
          </draw:frame>
          <draw:frame draw:z-index="21" draw:name="Text Frame 20" draw:style-name="gr20" draw:text-style-name="P2" svg:width="4.85cm" svg:height="1.205cm" svg:x="48.631cm" svg:y="16.959cm">
            <draw:text-box>
              <text:p><text:span text:style-name="T1">One To Many</text:span></text:p>
            </draw:text-box>
          </draw:frame>
          <draw:frame draw:z-index="22" draw:name="Text Frame 21" draw:style-name="gr9" draw:text-style-name="P2" svg:width="3.374cm" svg:height="0.935cm" svg:x="28.505cm" svg:y="27.908cm">
            <draw:text-box>
              <text:p><text:span text:style-name="T1">Many To Many</text:span></text:p>
            </draw:text-box>
          </draw:frame>
          <draw:frame draw:z-index="23" draw:name="Text Frame 22" draw:style-name="gr9" draw:text-style-name="P2" svg:width="3.374cm" svg:height="0.935cm" svg:x="14.046cm" svg:y="28.679cm">
            <draw:text-box>
              <text:p><text:span text:style-name="T1">Many To Many</text:span></text:p>
            </draw:text-box>
          </draw:frame>
          <draw:frame draw:z-index="24" draw:name="Text Frame 23" draw:style-name="gr21" draw:text-style-name="P2" svg:width="3.374cm" svg:height="1.213cm" svg:x="32.961cm" svg:y="32.711cm">
            <draw:text-box>
              <text:p><text:span text:style-name="T1">Many To Many</text:span></text:p>
            </draw:text-box>
          </draw:frame>
          <draw:line draw:z-index="25" draw:name="Line 26" draw:style-name="gr17" draw:text-style-name="P3" svg:x1="13.636cm" svg:y1="16.076cm" svg:x2="40.034cm" svg:y2="15.937cm">
            <text:p/>
          </draw:line>
          <draw:line draw:z-index="26" draw:name="Line 27" draw:style-name="gr17" draw:text-style-name="P3" svg:x1="40.027cm" svg:y1="18.115cm" svg:x2="13.63cm" svg:y2="18.069cm">
            <text:p/>
          </draw:line>
          <draw:frame draw:z-index="27" draw:name="Text Frame 24" draw:style-name="gr20" draw:text-style-name="P2" svg:width="4.85cm" svg:height="1.205cm" svg:x="31.634cm" svg:y="15.43cm">
            <draw:text-box>
              <text:p><text:span text:style-name="T1">One To Many</text:span></text:p>
            </draw:text-box>
          </draw:frame>
          <draw:frame draw:z-index="28" draw:name="Text Frame 25" draw:style-name="gr19" draw:text-style-name="P2" svg:width="3.205cm" svg:height="1.344cm" svg:x="31.478cm" svg:y="17.375cm">
            <draw:text-box>
              <text:p><text:span text:style-name="T1">Many To One</text:span></text:p>
            </draw:text-box>
          </draw:frame>
          <draw:line draw:z-index="29" draw:name="Line 28" draw:style-name="gr16" draw:text-style-name="P3" svg:x1="7.61cm" svg:y1="14.178cm" svg:x2="5.46cm" svg:y2="11.073cm">
            <text:p/>
          </draw:line>
          <draw:frame draw:z-index="30" draw:name="Text Frame 26" draw:style-name="gr9" draw:text-style-name="P2" svg:width="3.374cm" svg:height="0.935cm" svg:x="5.018cm" svg:y="12.649cm">
            <draw:text-box>
              <text:p><text:span text:style-name="T1">Many To Many</text:span></text:p>
            </draw:text-box>
          </draw:frame>
          <draw:frame draw:z-index="31" draw:name="Text Frame 27" draw:style-name="gr9" draw:text-style-name="P2" svg:width="3.374cm" svg:height="0.935cm" svg:x="21.455cm" svg:y="30.58cm">
            <draw:text-box>
              <text:p><text:span text:style-name="T1">Many To Many</text:span></text:p>
            </draw:text-box>
          </draw:frame>
          <draw:line draw:z-index="32" draw:name="Line 29" draw:style-name="gr22" draw:text-style-name="P3" svg:x1="11.159cm" svg:y1="6.255cm" svg:x2="20.675cm" svg:y2="18.764cm">
            <text:p/>
          </draw:line>
          <draw:frame draw:z-index="33" draw:name="Text Frame 28" draw:style-name="gr23" draw:text-style-name="P2" svg:width="5.032cm" svg:height="1.297cm" svg:x="10.701cm" svg:y="9.451cm">
            <draw:text-box>
              <text:p><text:span text:style-name="T1">Many To many</text:span></text:p>
            </draw:text-box>
          </draw:frame>
          <draw:line draw:z-index="34" draw:name="Line 30" draw:style-name="gr16" draw:text-style-name="P3" svg:x1="8.917cm" svg:y1="6.347cm" svg:x2="9.055cm" svg:y2="13.714cm">
            <text:p/>
          </draw:line>
          <draw:frame draw:z-index="35" draw:name="Text Frame 29" draw:style-name="gr23" draw:text-style-name="P2" svg:width="3.501cm" svg:height="1.297cm" svg:x="7.318cm" svg:y="10.748cm">
            <draw:text-box>
              <text:p><text:span text:style-name="T1">Many To many</text:span></text:p>
            </draw:text-box>
          </draw:frame>
          <draw:line draw:z-index="36" draw:name="Line 31" draw:style-name="gr17" draw:text-style-name="P3" svg:x1="19.108cm" svg:y1="9.489cm" svg:x2="12.46cm" svg:y2="13.926cm">
            <text:p/>
          </draw:line>
          <draw:line draw:z-index="37" draw:name="Line 32" draw:style-name="gr17" draw:text-style-name="P3" svg:x1="10.299cm" svg:y1="13.793cm" svg:x2="19.026cm" svg:y2="7.832cm">
            <text:p/>
          </draw:line>
          <draw:frame draw:z-index="38" draw:name="Text Frame 30" draw:style-name="gr24" draw:text-style-name="P2" svg:width="2.681cm" svg:height="0.561cm" svg:x="16.08cm" svg:y="10.398cm">
            <draw:text-box>
              <text:p><text:span text:style-name="T1">One to Many</text:span></text:p>
            </draw:text-box>
          </draw:frame>
          <draw:frame draw:z-index="39" draw:name="Text Frame 31" draw:style-name="gr25" draw:text-style-name="P2" svg:width="3.311cm" svg:height="0.614cm" svg:x="10.381cm" svg:y="11.922cm">
            <draw:text-box>
              <text:p><text:span text:style-name="T1">Many To One</text:span></text:p>
            </draw:text-box>
          </draw:frame>
          <draw:line draw:z-index="40" draw:name="Line 33" draw:style-name="gr18" draw:text-style-name="P3" svg:x1="24.671cm" svg:y1="8.092cm" svg:x2="39.941cm" svg:y2="10.822cm">
            <text:p/>
          </draw:line>
          <draw:line draw:z-index="41" draw:name="Line 34" draw:style-name="gr18" draw:text-style-name="P3" svg:x1="39.977cm" svg:y1="12.46cm" svg:x2="24.56cm" svg:y2="9.829cm">
            <text:p/>
          </draw:line>
          <draw:frame draw:z-index="42" draw:name="Text Frame 32" draw:style-name="gr20" draw:text-style-name="P2" svg:width="4.85cm" svg:height="1.205cm" svg:x="27.896cm" svg:y="8.589cm">
            <draw:text-box>
              <text:p><text:span text:style-name="T1">One To Many</text:span></text:p>
            </draw:text-box>
          </draw:frame>
          <draw:frame draw:z-index="43" draw:name="Text Frame 33" draw:style-name="gr19" draw:text-style-name="P2" svg:width="3.205cm" svg:height="1.344cm" svg:x="29.219cm" svg:y="10.624cm">
            <draw:text-box>
              <text:p><text:span text:style-name="T1">Many To One</text:span></text:p>
            </draw:text-box>
          </draw:frame>
          <draw:line draw:z-index="44" draw:name="Line 35" draw:style-name="gr26" draw:text-style-name="P3" svg:x1="5.47cm" svg:y1="9.928cm" svg:x2="22.012cm" svg:y2="3.773cm">
            <text:p/>
          </draw:line>
          <draw:line draw:z-index="45" draw:name="Line 36" draw:style-name="gr18" draw:text-style-name="P3" svg:x1="21.771cm" svg:y1="3.773cm" svg:x2="42.766cm" svg:y2="10.276cm">
            <text:p/>
          </draw:line>
          <draw:frame draw:z-index="46" draw:name="Text Frame 34" draw:style-name="gr20" draw:text-style-name="P2" svg:width="4.85cm" svg:height="1.205cm" svg:x="24.866cm" svg:y="4.866cm">
            <draw:text-box>
              <text:p><text:span text:style-name="T1">One To Many</text:span></text:p>
            </draw:text-box>
          </draw:frame>
          <draw:line draw:z-index="47" draw:name="Line 37" draw:style-name="gr18" draw:text-style-name="P3" svg:x1="39.843cm" svg:y1="27.154cm" svg:x2="24.769cm" svg:y2="11.17cm">
            <text:p/>
          </draw:line>
          <draw:line draw:z-index="48" draw:name="Line 38" draw:style-name="gr18" draw:text-style-name="P3" svg:x1="24.56cm" svg:y1="12.46cm" svg:x2="39.928cm" svg:y2="34.451cm">
            <text:p/>
          </draw:line>
          <draw:frame draw:z-index="49" draw:name="Text Frame 35" draw:style-name="gr20" draw:text-style-name="P2" svg:width="4.85cm" svg:height="1.205cm" svg:x="36.559cm" svg:y="24.723cm">
            <draw:text-box>
              <text:p><text:span text:style-name="T1">One To Many</text:span></text:p>
            </draw:text-box>
          </draw:frame>
          <draw:frame draw:z-index="50" draw:name="Text Frame 36" draw:style-name="gr9" draw:text-style-name="P2" svg:width="3.374cm" svg:height="0.935cm" svg:x="33.574cm" svg:y="27.355cm">
            <draw:text-box>
              <text:p><text:span text:style-name="T1">Many To Many</text:span></text:p>
            </draw:text-box>
          </draw:frame>
          <draw:line draw:z-index="51" draw:name="Line 39" draw:style-name="gr27" draw:text-style-name="P3" svg:x1="3.148cm" svg:y1="12.51cm" svg:x2="5.57cm" svg:y2="43.882cm">
            <text:p/>
          </draw:line>
          <draw:line draw:z-index="52" draw:name="Line 40" draw:style-name="gr28" draw:text-style-name="P3" svg:x1="5.52cm" svg:y1="43.882cm" svg:x2="40.133cm" svg:y2="36.139cm">
            <text:p/>
          </draw:line>
          <draw:frame draw:z-index="53" draw:name="Text Frame 37" draw:style-name="gr20" draw:text-style-name="P2" svg:width="4.85cm" svg:height="1.205cm" svg:x="1.887cm" svg:y="29.884cm">
            <draw:text-box>
              <text:p><text:span text:style-name="T1">One To Many</text:span></text:p>
            </draw:text-box>
          </draw:frame>
          <draw:line draw:z-index="54" draw:name="Line 41" draw:style-name="gr27" draw:text-style-name="P3" svg:x1="7.877cm" svg:y1="23.629cm" svg:x2="8.065cm" svg:y2="41.003cm">
            <text:p/>
          </draw:line>
          <draw:line draw:z-index="55" draw:name="Line 42" draw:style-name="gr28" draw:text-style-name="P3" svg:x1="8.027cm" svg:y1="40.903cm" svg:x2="39.949cm" svg:y2="34.997cm">
            <text:p/>
          </draw:line>
          <draw:frame draw:z-index="56" draw:name="Text Frame 38" draw:style-name="gr20" draw:text-style-name="P2" svg:width="4.85cm" svg:height="1.205cm" svg:x="12.447cm" svg:y="38.968cm">
            <draw:text-box>
              <text:p><text:span text:style-name="T1">One To Many</text:span></text:p>
            </draw:text-box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7" table:default-cell-style-name="ce1"/>
        <table:table-column table:style-name="co1" table:number-columns-repeated="1006" table:default-cell-style-name="ce1"/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3"/>
          <table:table-cell table:style-name="ce5" office:value-type="string" calcext:value-type="string">
            <text:p>user</text:p>
          </table:table-cell>
          <table:table-cell table:number-columns-repeated="2"/>
          <table:table-cell table:style-name="Default"/>
          <table:table-cell/>
          <table:table-cell table:style-name="ce31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 calcext:value-type="string">
            <text:p>id</text:p>
          </table:table-cell>
          <table:table-cell table:number-columns-repeated="2"/>
          <table:table-cell table:style-name="Default"/>
          <table:table-cell/>
          <table:table-cell table:style-name="ce27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f name</text:p>
          </table:table-cell>
          <table:table-cell table:number-columns-repeated="2"/>
          <table:table-cell table:style-name="Default"/>
          <table:table-cell/>
          <table:table-cell table:style-name="ce27"/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l name</text:p>
          </table:table-cell>
          <table:table-cell table:number-columns-repeated="4"/>
          <table:table-cell table:style-name="ce27"/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dept</text:p>
          </table:table-cell>
          <table:table-cell table:number-columns-repeated="4"/>
          <table:table-cell table:style-name="ce27"/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email</text:p>
          </table:table-cell>
          <table:table-cell table:number-columns-repeated="4"/>
          <table:table-cell table:style-name="ce27"/>
          <table:table-cell table:style-name="Default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style-name="ce7" office:value-type="string" calcext:value-type="string">
            <text:p>role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1011"/>
        </table:table-row>
        <table:table-row table:style-name="ro1">
          <table:table-cell table:number-columns-repeated="5"/>
          <table:table-cell table:style-name="ce8" office:value-type="string" calcext:value-type="string">
            <text:p>project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sprint</text:p>
          </table:table-cell>
          <table:table-cell table:number-columns-repeated="3"/>
          <table:table-cell table:style-name="ce9" office:value-type="string" calcext:value-type="string">
            <text:p>id</text:p>
          </table:table-cell>
          <table:table-cell/>
          <table:table-cell table:style-name="Default" office:value-type="string" calcext:value-type="string">
            <text:p><text:s/>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number-columns-repeated="3"/>
          <table:table-cell table:style-name="ce9" office:value-type="string" calcext:value-type="string">
            <text:p>name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name</text:p>
          </table:table-cell>
          <table:table-cell table:number-columns-repeated="3"/>
          <table:table-cell table:style-name="ce9" office:value-type="string" calcext:value-type="string">
            <text:p>owner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duration</text:p>
          </table:table-cell>
          <table:table-cell table:number-columns-repeated="3"/>
          <table:table-cell table:style-name="ce9" office:value-type="string" calcext:value-type="string">
            <text:p>manager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tart</text:p>
          </table:table-cell>
          <table:table-cell table:number-columns-repeated="3"/>
          <table:table-cell table:style-name="ce9" office:value-type="string" calcext:value-type="string">
            <text:p>status</text:p>
          </table:table-cell>
          <table:table-cell/>
          <table:table-cell table:style-name="Default" table:number-columns-repeated="2"/>
          <table:table-cell table:style-name="ce32" office:value-type="string" calcext:value-type="string">
            <text:p>task</text:p>
          </table:table-cell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end</text:p>
          </table:table-cell>
          <table:table-cell table:number-columns-repeated="3"/>
          <table:table-cell table:style-name="ce9" office:value-type="string" calcext:value-type="string">
            <text:p>notes</text:p>
          </table:table-cell>
          <table:table-cell/>
          <table:table-cell table:style-name="Default" table:number-columns-repeated="2"/>
          <table:table-cell table:style-name="ce29" office:value-type="string" calcext:value-type="string">
            <text:p>taskId</text:p>
          </table:table-cell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goal</text:p>
          </table:table-cell>
          <table:table-cell table:number-columns-repeated="3"/>
          <table:table-cell table:style-name="ce9" office:value-type="string" calcext:value-type="string">
            <text:p>start date</text:p>
          </table:table-cell>
          <table:table-cell/>
          <table:table-cell table:style-name="Default" table:number-columns-repeated="2"/>
          <table:table-cell table:style-name="ce29" office:value-type="string" calcext:value-type="string">
            <text:p>taskName</text:p>
          </table:table-cell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5"/>
          <table:table-cell table:style-name="ce10" office:value-type="string" calcext:value-type="string">
            <text:p>est comp date</text:p>
          </table:table-cell>
          <table:table-cell/>
          <table:table-cell table:style-name="Default" table:number-columns-repeated="2"/>
          <table:table-cell table:style-name="ce29" office:value-type="string" calcext:value-type="string">
            <text:p>project</text:p>
          </table:table-cell>
          <table:table-cell table:number-columns-repeated="4"/>
          <table:table-cell table:style-name="Default"/>
          <table:table-cell table:number-columns-repeated="1008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29" office:value-type="string" calcext:value-type="string">
            <text:p>issueType</text:p>
          </table:table-cell>
          <table:table-cell table:number-columns-repeated="4"/>
          <table:table-cell table:style-name="Default" table:number-columns-repeated="5"/>
          <table:table-cell table:number-columns-repeated="1004"/>
        </table:table-row>
        <table:table-row table:style-name="ro1">
          <table:table-cell table:number-columns-repeated="3"/>
          <table:table-cell table:style-name="ce28" office:value-type="string" calcext:value-type="string">
            <text:p>story</text:p>
          </table:table-cell>
          <table:table-cell table:number-columns-repeated="3"/>
          <table:table-cell table:style-name="Default" table:number-columns-repeated="2"/>
          <table:table-cell table:style-name="ce29" office:value-type="string" calcext:value-type="string">
            <text:p>taskStatus</text:p>
          </table:table-cell>
          <table:table-cell table:number-columns-repeated="4"/>
          <table:table-cell table:style-name="Default" table:number-columns-repeated="5"/>
          <table:table-cell table:number-columns-repeated="1004"/>
        </table:table-row>
        <table:table-row table:style-name="ro1">
          <table:table-cell table:number-columns-repeated="3"/>
          <table:table-cell table:style-name="ce29" office:value-type="string" calcext:value-type="string">
            <text:p>storyId</text:p>
          </table:table-cell>
          <table:table-cell table:number-columns-repeated="3"/>
          <table:table-cell table:style-name="Default" table:number-columns-repeated="2"/>
          <table:table-cell table:style-name="ce29" office:value-type="string" calcext:value-type="string">
            <text:p>taskSummary</text:p>
          </table:table-cell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1004"/>
        </table:table-row>
        <table:table-row table:style-name="ro1">
          <table:table-cell table:number-columns-repeated="3"/>
          <table:table-cell table:style-name="ce29" office:value-type="string" calcext:value-type="string">
            <text:p>storyName</text:p>
          </table:table-cell>
          <table:table-cell table:number-columns-repeated="3"/>
          <table:table-cell table:style-name="Default" table:number-columns-repeated="2"/>
          <table:table-cell table:style-name="ce29" office:value-type="string" calcext:value-type="string">
            <text:p>taskDescription</text:p>
          </table:table-cell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1004"/>
        </table:table-row>
        <table:table-row table:style-name="ro1">
          <table:table-cell table:number-columns-repeated="3"/>
          <table:table-cell table:style-name="ce29" office:value-type="string" calcext:value-type="string">
            <text:p>project</text:p>
          </table:table-cell>
          <table:table-cell table:style-name="ce2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taskAssignee</text:p>
          </table:table-cell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1004"/>
        </table:table-row>
        <table:table-row table:style-name="ro1">
          <table:table-cell table:number-columns-repeated="3"/>
          <table:table-cell table:style-name="ce29" office:value-type="string" calcext:value-type="string">
            <text:p>issueType</text:p>
          </table:table-cell>
          <table:table-cell table:style-name="ce2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taskLabels</text:p>
          </table:table-cell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1004"/>
        </table:table-row>
        <table:table-row table:style-name="ro1">
          <table:table-cell table:number-columns-repeated="3"/>
          <table:table-cell table:style-name="ce29" office:value-type="string" calcext:value-type="string">
            <text:p>storyStatus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ce29" office:value-type="string" calcext:value-type="string">
            <text:p>taskPatent</text:p>
          </table:table-cell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1004"/>
        </table:table-row>
        <table:table-row table:style-name="ro1">
          <table:table-cell table:number-columns-repeated="3"/>
          <table:table-cell table:style-name="ce29" office:value-type="string" calcext:value-type="string">
            <text:p>storySummary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ce29" office:value-type="string" calcext:value-type="string">
            <text:p>sprint</text:p>
          </table:table-cell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1004"/>
        </table:table-row>
        <table:table-row table:style-name="ro1">
          <table:table-cell table:number-columns-repeated="3"/>
          <table:table-cell table:style-name="ce29" office:value-type="string" calcext:value-type="string">
            <text:p>storyDescription</text:p>
          </table:table-cell>
          <table:table-cell table:style-name="Default"/>
          <table:table-cell table:style-name="ce28" office:value-type="string" calcext:value-type="string">
            <text:p>epic</text:p>
          </table:table-cell>
          <table:table-cell table:style-name="Default" table:number-columns-repeated="2"/>
          <table:table-cell/>
          <table:table-cell table:style-name="ce29" office:value-type="string" calcext:value-type="string">
            <text:p>taskStoryPointEstimate</text:p>
          </table:table-cell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1004"/>
        </table:table-row>
        <table:table-row table:style-name="ro1">
          <table:table-cell table:number-columns-repeated="3"/>
          <table:table-cell table:style-name="ce29" office:value-type="string" calcext:value-type="string">
            <text:p>storyAssignee</text:p>
          </table:table-cell>
          <table:table-cell table:style-name="Default"/>
          <table:table-cell table:style-name="ce29" office:value-type="string" calcext:value-type="string">
            <text:p>epicId</text:p>
          </table:table-cell>
          <table:table-cell table:style-name="Default" table:number-columns-repeated="2"/>
          <table:table-cell/>
          <table:table-cell table:style-name="ce30" office:value-type="string" calcext:value-type="string">
            <text:p>taskReporter</text:p>
          </table:table-cell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1004"/>
        </table:table-row>
        <table:table-row table:style-name="ro1">
          <table:table-cell table:number-columns-repeated="3"/>
          <table:table-cell table:style-name="ce29" office:value-type="string" calcext:value-type="string">
            <text:p>storyLabels</text:p>
          </table:table-cell>
          <table:table-cell table:style-name="Default"/>
          <table:table-cell table:style-name="ce29" office:value-type="string" calcext:value-type="string">
            <text:p>epicName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2"/>
          <table:table-cell table:style-name="Default" table:number-columns-repeated="5"/>
          <table:table-cell table:number-columns-repeated="1004"/>
        </table:table-row>
        <table:table-row table:style-name="ro1">
          <table:table-cell table:number-columns-repeated="2"/>
          <table:table-cell table:style-name="Default"/>
          <table:table-cell table:style-name="ce29" office:value-type="string" calcext:value-type="string">
            <text:p>storyParent</text:p>
          </table:table-cell>
          <table:table-cell table:style-name="Default"/>
          <table:table-cell table:style-name="ce29" office:value-type="string" calcext:value-type="string">
            <text:p>project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1004"/>
        </table:table-row>
        <table:table-row table:style-name="ro1">
          <table:table-cell table:number-columns-repeated="2"/>
          <table:table-cell table:style-name="Default"/>
          <table:table-cell table:style-name="ce29" office:value-type="string" calcext:value-type="string">
            <text:p>sprint</text:p>
          </table:table-cell>
          <table:table-cell table:style-name="Default"/>
          <table:table-cell table:style-name="ce29" office:value-type="string" calcext:value-type="string">
            <text:p>issueType</text:p>
          </table:table-cell>
          <table:table-cell table:style-name="Default" table:number-columns-repeated="2"/>
          <table:table-cell table:number-columns-repeated="3"/>
          <table:table-cell table:style-name="ce28" office:value-type="string" calcext:value-type="string">
            <text:p>subTask</text:p>
          </table:table-cell>
          <table:table-cell table:number-columns-repeated="3"/>
          <table:table-cell table:style-name="Default" table:number-columns-repeated="4"/>
          <table:table-cell table:number-columns-repeated="1004"/>
        </table:table-row>
        <table:table-row table:style-name="ro1">
          <table:table-cell table:number-columns-repeated="2"/>
          <table:table-cell table:style-name="Default"/>
          <table:table-cell table:style-name="ce29" office:value-type="string" calcext:value-type="string">
            <text:p>storyStoryPointEstimate</text:p>
          </table:table-cell>
          <table:table-cell table:style-name="Default"/>
          <table:table-cell table:style-name="ce29" office:value-type="string" calcext:value-type="string">
            <text:p>epicStatus</text:p>
          </table:table-cell>
          <table:table-cell table:style-name="Default" table:number-columns-repeated="2"/>
          <table:table-cell table:number-columns-repeated="3"/>
          <table:table-cell table:style-name="ce29" office:value-type="string" calcext:value-type="string">
            <text:p>subTaskId</text:p>
          </table:table-cell>
          <table:table-cell table:number-columns-repeated="3"/>
          <table:table-cell table:style-name="Default" table:number-columns-repeated="4"/>
          <table:table-cell table:number-columns-repeated="1004"/>
        </table:table-row>
        <table:table-row table:style-name="ro1">
          <table:table-cell table:number-columns-repeated="3"/>
          <table:table-cell table:style-name="ce30" office:value-type="string" calcext:value-type="string">
            <text:p>storyReporter</text:p>
          </table:table-cell>
          <table:table-cell table:style-name="Default"/>
          <table:table-cell table:style-name="ce29" office:value-type="string" calcext:value-type="string">
            <text:p>epicSummary</text:p>
          </table:table-cell>
          <table:table-cell table:style-name="Default" table:number-columns-repeated="2"/>
          <table:table-cell table:number-columns-repeated="3"/>
          <table:table-cell table:style-name="ce29" office:value-type="string" calcext:value-type="string">
            <text:p>subTaskName</text:p>
          </table:table-cell>
          <table:table-cell table:number-columns-repeated="3"/>
          <table:table-cell table:style-name="Default" table:number-columns-repeated="4"/>
          <table:table-cell table:number-columns-repeated="1004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29" office:value-type="string" calcext:value-type="string">
            <text:p>epicDescription</text:p>
          </table:table-cell>
          <table:table-cell table:style-name="Default" table:number-columns-repeated="2"/>
          <table:table-cell table:number-columns-repeated="3"/>
          <table:table-cell table:style-name="ce29" office:value-type="string" calcext:value-type="string">
            <text:p>subTaskPriority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29" office:value-type="string" calcext:value-type="string">
            <text:p>epicAssignee</text:p>
          </table:table-cell>
          <table:table-cell table:style-name="Default" table:number-columns-repeated="2"/>
          <table:table-cell table:number-columns-repeated="3"/>
          <table:table-cell table:style-name="ce29" office:value-type="string" calcext:value-type="string">
            <text:p>subtaskDescription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29" office:value-type="string" calcext:value-type="string">
            <text:p>epicLabels</text:p>
          </table:table-cell>
          <table:table-cell table:style-name="Default" table:number-columns-repeated="2"/>
          <table:table-cell table:number-columns-repeated="3"/>
          <table:table-cell table:style-name="ce29" office:value-type="string" calcext:value-type="string">
            <text:p>subTaskAssignee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29" office:value-type="string" calcext:value-type="string">
            <text:p>epicParent</text:p>
          </table:table-cell>
          <table:table-cell table:style-name="Default" table:number-columns-repeated="2"/>
          <table:table-cell table:number-columns-repeated="3"/>
          <table:table-cell table:style-name="ce30" office:value-type="string" calcext:value-type="string">
            <text:p>subTaskStatus</text:p>
          </table:table-cell>
          <table:table-cell table:number-columns-repeated="1011"/>
        </table:table-row>
        <table:table-row table:style-name="ro1">
          <table:table-cell/>
          <table:table-cell table:style-name="ce26" table:number-columns-repeated="2"/>
          <table:table-cell table:style-name="Default" table:number-columns-repeated="2"/>
          <table:table-cell table:style-name="ce29" office:value-type="string" calcext:value-type="string">
            <text:p>epicStartDate</text:p>
          </table:table-cell>
          <table:table-cell table:style-name="Default" table:number-columns-repeated="2"/>
          <table:table-cell/>
          <table:table-cell table:style-name="ce28" office:value-type="string" calcext:value-type="string">
            <text:p>bug</text:p>
          </table:table-cell>
          <table:table-cell table:number-columns-repeated="1013"/>
        </table:table-row>
        <table:table-row table:style-name="ro1">
          <table:table-cell/>
          <table:table-cell table:style-name="ce27" table:number-columns-repeated="2"/>
          <table:table-cell table:style-name="Default"/>
          <table:table-cell table:style-name="ce27"/>
          <table:table-cell table:style-name="ce29" office:value-type="string" calcext:value-type="string">
            <text:p>epicDueDate</text:p>
          </table:table-cell>
          <table:table-cell table:style-name="Default" table:number-columns-repeated="2"/>
          <table:table-cell/>
          <table:table-cell table:style-name="ce29" office:value-type="string" calcext:value-type="string">
            <text:p>bugId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27"/>
          <table:table-cell table:style-name="ce30" office:value-type="string" calcext:value-type="string">
            <text:p>epicReporter</text:p>
          </table:table-cell>
          <table:table-cell/>
          <table:table-cell table:style-name="Default"/>
          <table:table-cell/>
          <table:table-cell table:style-name="ce29" office:value-type="string" calcext:value-type="string">
            <text:p>bugName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table:style-name="Default"/>
          <table:table-cell table:style-name="ce27"/>
          <table:table-cell table:style-name="Default"/>
          <table:table-cell/>
          <table:table-cell table:style-name="Default"/>
          <table:table-cell/>
          <table:table-cell table:style-name="ce29" office:value-type="string" calcext:value-type="string">
            <text:p>project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table:style-name="Default"/>
          <table:table-cell table:style-name="ce27"/>
          <table:table-cell table:style-name="Default"/>
          <table:table-cell/>
          <table:table-cell table:style-name="Default"/>
          <table:table-cell/>
          <table:table-cell table:style-name="ce29" office:value-type="string" calcext:value-type="string">
            <text:p>issueType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table:style-name="Default"/>
          <table:table-cell table:style-name="ce27"/>
          <table:table-cell table:style-name="Default"/>
          <table:table-cell table:number-columns-repeated="3"/>
          <table:table-cell table:style-name="ce29" office:value-type="string" calcext:value-type="string">
            <text:p>bugStatus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5"/>
          <table:table-cell table:style-name="ce27"/>
          <table:table-cell table:number-columns-repeated="2"/>
          <table:table-cell table:style-name="ce27"/>
          <table:table-cell table:style-name="ce29" office:value-type="string" calcext:value-type="string">
            <text:p>bugSummary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5"/>
          <table:table-cell table:style-name="ce27"/>
          <table:table-cell table:number-columns-repeated="2"/>
          <table:table-cell table:style-name="ce27"/>
          <table:table-cell table:style-name="ce29" office:value-type="string" calcext:value-type="string">
            <text:p>bugDescription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5"/>
          <table:table-cell table:style-name="ce27"/>
          <table:table-cell table:number-columns-repeated="3"/>
          <table:table-cell table:style-name="ce29" office:value-type="string" calcext:value-type="string">
            <text:p>bugAssignee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9"/>
          <table:table-cell table:style-name="ce29" office:value-type="string" calcext:value-type="string">
            <text:p>bugLabels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9" office:value-type="string" calcext:value-type="string">
            <text:p>bugParent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3" office:value-type="string" calcext:value-type="string">
            <text:p>label</text:p>
          </table:table-cell>
          <table:table-cell table:number-columns-repeated="2"/>
          <table:table-cell table:style-name="ce29" office:value-type="string" calcext:value-type="string">
            <text:p>sprint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6" office:value-type="string" calcext:value-type="string">
            <text:p>id</text:p>
          </table:table-cell>
          <table:table-cell table:number-columns-repeated="2"/>
          <table:table-cell table:style-name="ce29" office:value-type="string" calcext:value-type="string">
            <text:p>bugStoryPointEstimate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7" office:value-type="string" calcext:value-type="string">
            <text:p>name</text:p>
          </table:table-cell>
          <table:table-cell table:number-columns-repeated="2"/>
          <table:table-cell table:style-name="ce30" office:value-type="string" calcext:value-type="string">
            <text:p>bugReporter</text:p>
          </table:table-cell>
          <table:table-cell table:number-columns-repeated="1013"/>
        </table:table-row>
        <table:table-row table:style-name="ro1" table:number-rows-repeated="104852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4" table:style-name="ta1">
        <table:shapes>
          <draw:line draw:z-index="0" draw:name="Line 43" draw:style-name="gr17" draw:text-style-name="P3" svg:x1="17.924cm" svg:y1="18.926cm" svg:x2="26.138cm" svg:y2="23.005cm">
            <text:p/>
          </draw:line>
          <draw:frame draw:z-index="1" draw:name="Text Frame 39" draw:style-name="gr29" draw:text-style-name="P2" svg:width="2.929cm" svg:height="0.548cm" svg:x="20.123cm" svg:y="20.333cm">
            <draw:text-box>
              <text:p><text:span text:style-name="T1">One TO Many</text:span></text:p>
            </draw:text-box>
          </draw:frame>
          <draw:line draw:z-index="2" draw:name="Line 44" draw:style-name="gr17" draw:text-style-name="P3" svg:x1="26.162cm" svg:y1="20.753cm" svg:x2="17.988cm" svg:y2="17.001cm">
            <text:p/>
          </draw:line>
          <draw:frame draw:z-index="3" draw:name="Text Frame 40" draw:style-name="gr30" draw:text-style-name="P2" svg:width="3.25cm" svg:height="0.834cm" svg:x="19.737cm" svg:y="17.974cm">
            <draw:text-box>
              <text:p><text:span text:style-name="T1">Many To One</text:span></text:p>
            </draw:text-box>
          </draw:frame>
          <draw:line draw:z-index="4" draw:name="Line 45" draw:style-name="gr17" draw:text-style-name="P3" svg:x1="14.062cm" svg:y1="19.108cm" svg:x2="13.966cm" svg:y2="23.373cm">
            <text:p/>
          </draw:line>
          <draw:line draw:z-index="5" draw:name="Line 46" draw:style-name="gr17" draw:text-style-name="P3" svg:x1="16.379cm" svg:y1="23.276cm" svg:x2="16.476cm" svg:y2="19.076cm">
            <text:p/>
          </draw:line>
          <draw:frame draw:z-index="6" draw:name="Text Frame 41" draw:style-name="gr29" draw:text-style-name="P2" svg:width="2.929cm" svg:height="0.548cm" svg:x="12.555cm" svg:y="20.877cm">
            <draw:text-box>
              <text:p><text:span text:style-name="T1">One TO Many</text:span></text:p>
            </draw:text-box>
          </draw:frame>
          <draw:frame draw:z-index="7" draw:name="Text Frame 42" draw:style-name="gr30" draw:text-style-name="P2" svg:width="3.25cm" svg:height="0.834cm" svg:x="15.317cm" svg:y="20.393cm">
            <draw:text-box>
              <text:p><text:span text:style-name="T1">Many To One</text:span></text:p>
            </draw:text-box>
          </draw:frame>
          <draw:frame draw:z-index="8" draw:name="Text Frame 43" draw:style-name="gr9" draw:text-style-name="P2" svg:width="3.374cm" svg:height="0.935cm" svg:x="7.137cm" svg:y="19.134cm">
            <draw:text-box>
              <text:p><text:span text:style-name="T1">Many To Many</text:span></text:p>
            </draw:text-box>
          </draw:frame>
          <draw:line draw:z-index="9" draw:name="Line 47" draw:style-name="gr16" draw:text-style-name="P3" svg:x1="12.54cm" svg:y1="16.243cm" svg:x2="6.458cm" svg:y2="21.021cm">
            <text:p/>
          </draw:line>
          <draw:line draw:z-index="10" draw:name="Line 48" draw:style-name="gr17" draw:text-style-name="P3" svg:x1="12.54cm" svg:y1="14.384cm" svg:x2="6.49cm" svg:y2="10.344cm">
            <text:p/>
          </draw:line>
          <draw:line draw:z-index="11" draw:name="Line 49" draw:style-name="gr17" draw:text-style-name="P3" svg:x1="6.426cm" svg:y1="11.891cm" svg:x2="12.604cm" svg:y2="15.899cm">
            <text:p/>
          </draw:line>
          <draw:frame draw:z-index="12" draw:name="Text Frame 44" draw:style-name="gr29" draw:text-style-name="P2" svg:width="2.929cm" svg:height="0.548cm" svg:x="8.142cm" svg:y="12.157cm">
            <draw:text-box>
              <text:p><text:span text:style-name="T1">One TO Many</text:span></text:p>
            </draw:text-box>
          </draw:frame>
          <draw:frame draw:z-index="13" draw:name="Text Frame 45" draw:style-name="gr30" draw:text-style-name="P2" svg:width="3.25cm" svg:height="0.834cm" svg:x="7.858cm" svg:y="13.694cm">
            <draw:text-box>
              <text:p><text:span text:style-name="T1">Many To One</text:span></text:p>
            </draw:text-box>
          </draw:frame>
          <draw:line draw:z-index="14" draw:name="Line 50" draw:style-name="gr17" draw:text-style-name="P3" svg:x1="14.734cm" svg:y1="14.125cm" svg:x2="12.546cm" svg:y2="9.828cm">
            <text:p/>
          </draw:line>
          <draw:line draw:z-index="15" draw:name="Line 51" draw:style-name="gr17" draw:text-style-name="P3" svg:x1="12.646cm" svg:y1="7.22cm" svg:x2="16.122cm" svg:y2="14.211cm">
            <text:p/>
          </draw:line>
          <draw:frame draw:z-index="16" draw:name="Text Frame 46" draw:style-name="gr29" draw:text-style-name="P2" svg:width="2.929cm" svg:height="0.548cm" svg:x="12.132cm" svg:y="11.801cm">
            <draw:text-box>
              <text:p><text:span text:style-name="T1">One TO Many</text:span></text:p>
            </draw:text-box>
          </draw:frame>
          <draw:frame draw:z-index="17" draw:name="Text Frame 47" draw:style-name="gr30" draw:text-style-name="P2" svg:width="3.25cm" svg:height="0.834cm" svg:x="13.161cm" svg:y="10.362cm">
            <draw:text-box>
              <text:p><text:span text:style-name="T1">Many To One</text:span></text:p>
            </draw:text-box>
          </draw:frame>
          <draw:line draw:z-index="18" draw:name="Line 52" draw:style-name="gr16" draw:text-style-name="P3" svg:x1="18.032cm" svg:y1="14.224cm" svg:x2="21.7cm" svg:y2="10.536cm">
            <text:p/>
          </draw:line>
          <draw:frame draw:z-index="19" draw:name="Text Frame 48" draw:style-name="gr9" draw:text-style-name="P2" svg:width="3.374cm" svg:height="0.935cm" svg:x="18.729cm" svg:y="11.509cm">
            <draw:text-box>
              <text:p><text:span text:style-name="T1">Many To Many</text:span></text:p>
            </draw:text-box>
          </draw:frame>
          <draw:line draw:z-index="20" draw:name="Line 53" draw:style-name="gr17" draw:text-style-name="P3" svg:x1="18.017cm" svg:y1="15.545cm" svg:x2="26.213cm" svg:y2="11.605cm">
            <text:p/>
          </draw:line>
          <draw:line draw:z-index="21" draw:name="Line 54" draw:style-name="gr17" draw:text-style-name="P3" svg:x1="29.159cm" svg:y1="11.842cm" svg:x2="18.032cm" svg:y2="16.345cm">
            <text:p/>
          </draw:line>
          <draw:frame draw:z-index="22" draw:name="Text Frame 49" draw:style-name="gr31" draw:text-style-name="P2" svg:width="3.159cm" svg:height="0.891cm" svg:x="23.206cm" svg:y="11.652cm">
            <draw:text-box>
              <text:p><text:span text:style-name="T1">One To Many</text:span></text:p>
            </draw:text-box>
          </draw:frame>
          <draw:frame draw:z-index="23" draw:name="Text Frame 50" draw:style-name="gr30" draw:text-style-name="P2" svg:width="3.25cm" svg:height="0.834cm" svg:x="22.699cm" svg:y="13.608cm">
            <draw:text-box>
              <text:p><text:span text:style-name="T1">Many To One</text:span></text:p>
            </draw:text-box>
          </draw:frame>
        </table:shapes>
        <table:table-column table:style-name="co18" table:default-cell-style-name="ce33"/>
        <table:table-column table:style-name="co19" table:default-cell-style-name="ce33"/>
        <table:table-column table:style-name="co1" table:default-cell-style-name="ce33"/>
        <table:table-column table:style-name="co20" table:default-cell-style-name="ce33"/>
        <table:table-column table:style-name="co21" table:default-cell-style-name="ce33"/>
        <table:table-column table:style-name="co14" table:default-cell-style-name="ce33"/>
        <table:table-column table:style-name="co1" table:default-cell-style-name="ce33"/>
        <table:table-column table:style-name="co22" table:default-cell-style-name="ce33"/>
        <table:table-column table:style-name="co23" table:default-cell-style-name="ce33"/>
        <table:table-column table:style-name="co24" table:default-cell-style-name="ce33"/>
        <table:table-column table:style-name="co1" table:default-cell-style-name="ce33"/>
        <table:table-column table:style-name="co17" table:default-cell-style-name="ce33"/>
        <table:table-column table:style-name="co1" table:number-columns-repeated="1012" table:default-cell-style-name="ce33"/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style-name="ce21" table:number-columns-repeated="3"/>
          <table:table-cell table:style-name="Default"/>
          <table:table-cell table:style-name="ce21"/>
          <table:table-cell table:style-name="Default" table:number-columns-repeated="18"/>
          <table:table-cell table:style-name="ce21" table:number-columns-repeated="1001"/>
        </table:table-row>
        <table:table-row table:style-name="ro2" table:number-rows-repeated="2">
          <table:table-cell table:number-columns-repeated="3"/>
          <table:table-cell table:style-name="Default"/>
          <table:table-cell/>
          <table:table-cell table:style-name="Default" table:number-columns-repeated="18"/>
          <table:table-cell table:number-columns-repeated="1001"/>
        </table:table-row>
        <table:table-row table:style-name="ro1">
          <table:table-cell/>
          <table:table-cell table:style-name="Default"/>
          <table:table-cell table:style-name="ce21"/>
          <table:table-cell table:style-name="Default"/>
          <table:table-cell table:style-name="ce21"/>
          <table:table-cell table:style-name="Default"/>
          <table:table-cell table:style-name="ce21"/>
          <table:table-cell table:style-name="Default"/>
          <table:table-cell table:style-name="ce21" table:number-columns-repeated="11"/>
          <table:table-cell table:style-name="Default" table:number-columns-repeated="4"/>
          <table:table-cell table:number-columns-repeated="1001"/>
        </table:table-row>
        <table:table-row table:style-name="ro2" table:number-rows-repeated="3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1"/>
          <table:table-cell table:style-name="Default" table:number-columns-repeated="4"/>
          <table:table-cell table:number-columns-repeated="1001"/>
        </table:table-row>
        <table:table-row table:style-name="ro2">
          <table:table-cell/>
          <table:table-cell table:style-name="Default"/>
          <table:table-cell/>
          <table:table-cell table:style-name="ce44"/>
          <table:table-cell/>
          <table:table-cell table:style-name="Default"/>
          <table:table-cell/>
          <table:table-cell table:style-name="Default"/>
          <table:table-cell table:number-columns-repeated="11"/>
          <table:table-cell table:style-name="Default" table:number-columns-repeated="4"/>
          <table:table-cell table:number-columns-repeated="1001"/>
        </table:table-row>
        <table:table-row table:style-name="ro2">
          <table:table-cell/>
          <table:table-cell table:style-name="Default"/>
          <table:table-cell/>
          <table:table-cell table:style-name="ce45"/>
          <table:table-cell/>
          <table:table-cell table:style-name="ce44"/>
          <table:table-cell/>
          <table:table-cell table:style-name="Default"/>
          <table:table-cell table:number-columns-repeated="11"/>
          <table:table-cell table:style-name="Default" table:number-columns-repeated="4"/>
          <table:table-cell table:number-columns-repeated="1001"/>
        </table:table-row>
        <table:table-row table:style-name="ro2">
          <table:table-cell/>
          <table:table-cell table:style-name="Default"/>
          <table:table-cell/>
          <table:table-cell table:style-name="ce45"/>
          <table:table-cell/>
          <table:table-cell table:style-name="ce45"/>
          <table:table-cell/>
          <table:table-cell table:style-name="Default"/>
          <table:table-cell table:number-columns-repeated="11"/>
          <table:table-cell table:style-name="Default" table:number-columns-repeated="4"/>
          <table:table-cell table:number-columns-repeated="1001"/>
        </table:table-row>
        <table:table-row table:style-name="ro2">
          <table:table-cell/>
          <table:table-cell table:style-name="Default"/>
          <table:table-cell/>
          <table:table-cell table:style-name="ce46" office:value-type="string" calcext:value-type="string">
            <text:p>sprint</text:p>
          </table:table-cell>
          <table:table-cell/>
          <table:table-cell table:style-name="ce52"/>
          <table:table-cell/>
          <table:table-cell table:style-name="ce44"/>
          <table:table-cell table:number-columns-repeated="11"/>
          <table:table-cell table:style-name="Default" table:number-columns-repeated="4"/>
          <table:table-cell table:number-columns-repeated="1001"/>
        </table:table-row>
        <table:table-row table:style-name="ro2">
          <table:table-cell/>
          <table:table-cell table:style-name="Default"/>
          <table:table-cell/>
          <table:table-cell table:style-name="ce45"/>
          <table:table-cell/>
          <table:table-cell table:style-name="ce46" office:value-type="string" calcext:value-type="string">
            <text:p>Epic</text:p>
          </table:table-cell>
          <table:table-cell/>
          <table:table-cell table:style-name="ce45"/>
          <table:table-cell table:number-columns-repeated="11"/>
          <table:table-cell table:style-name="Default" table:number-columns-repeated="4"/>
          <table:table-cell table:number-columns-repeated="1001"/>
        </table:table-row>
        <table:table-row table:style-name="ro2">
          <table:table-cell/>
          <table:table-cell table:style-name="ce44"/>
          <table:table-cell/>
          <table:table-cell table:style-name="ce47"/>
          <table:table-cell/>
          <table:table-cell table:style-name="ce45"/>
          <table:table-cell/>
          <table:table-cell table:style-name="ce45"/>
          <table:table-cell table:number-columns-repeated="11"/>
          <table:table-cell table:style-name="Default" table:number-columns-repeated="4"/>
          <table:table-cell table:number-columns-repeated="1001"/>
        </table:table-row>
        <table:table-row table:style-name="ro2">
          <table:table-cell/>
          <table:table-cell table:style-name="ce45"/>
          <table:table-cell/>
          <table:table-cell table:style-name="ce48"/>
          <table:table-cell/>
          <table:table-cell table:style-name="ce47"/>
          <table:table-cell/>
          <table:table-cell table:style-name="ce46" office:value-type="string" calcext:value-type="string">
            <text:p>Story</text:p>
          </table:table-cell>
          <table:table-cell table:number-columns-repeated="11"/>
          <table:table-cell table:style-name="Default" table:number-columns-repeated="4"/>
          <table:table-cell table:number-columns-repeated="1001"/>
        </table:table-row>
        <table:table-row table:style-name="ro2">
          <table:table-cell/>
          <table:table-cell table:style-name="ce45"/>
          <table:table-cell/>
          <table:table-cell table:style-name="Default"/>
          <table:table-cell/>
          <table:table-cell table:style-name="ce48"/>
          <table:table-cell/>
          <table:table-cell table:style-name="ce45"/>
          <table:table-cell table:number-columns-repeated="11"/>
          <table:table-cell table:style-name="Default" table:number-columns-repeated="4"/>
          <table:table-cell table:number-columns-repeated="1001"/>
        </table:table-row>
        <table:table-row table:style-name="ro2">
          <table:table-cell/>
          <table:table-cell table:style-name="ce46" office:value-type="string" calcext:value-type="string">
            <text:p>Subtask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47"/>
          <table:table-cell table:number-columns-repeated="11"/>
          <table:table-cell table:style-name="Default" table:number-columns-repeated="4"/>
          <table:table-cell table:number-columns-repeated="1001"/>
        </table:table-row>
        <table:table-row table:style-name="ro2">
          <table:table-cell/>
          <table:table-cell table:style-name="ce45"/>
          <table:table-cell table:number-columns-repeated="3"/>
          <table:table-cell table:style-name="Default"/>
          <table:table-cell/>
          <table:table-cell table:style-name="ce48"/>
          <table:table-cell table:number-columns-repeated="11"/>
          <table:table-cell table:style-name="Default" table:number-columns-repeated="4"/>
          <table:table-cell table:number-columns-repeated="1001"/>
        </table:table-row>
        <table:table-row table:style-name="ro2">
          <table:table-cell/>
          <table:table-cell table:style-name="ce47"/>
          <table:table-cell table:number-columns-repeated="17"/>
          <table:table-cell table:style-name="Default" table:number-columns-repeated="4"/>
          <table:table-cell table:number-columns-repeated="1001"/>
        </table:table-row>
        <table:table-row table:style-name="ro2">
          <table:table-cell/>
          <table:table-cell table:style-name="ce48"/>
          <table:table-cell table:number-columns-repeated="3"/>
          <table:table-cell table:style-name="Default"/>
          <table:table-cell table:number-columns-repeated="13"/>
          <table:table-cell table:style-name="Default" table:number-columns-repeated="4"/>
          <table:table-cell table:number-columns-repeated="1001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13"/>
          <table:table-cell table:style-name="Default" table:number-columns-repeated="4"/>
          <table:table-cell table:number-columns-repeated="1001"/>
        </table:table-row>
        <table:table-row table:style-name="ro1">
          <table:table-cell table:number-columns-repeated="4"/>
          <table:table-cell table:style-name="ce49" office:value-type="string" calcext:value-type="string">
            <text:p>user</text:p>
          </table:table-cell>
          <table:table-cell table:style-name="Default"/>
          <table:table-cell table:number-columns-repeated="13"/>
          <table:table-cell table:style-name="Default" table:number-columns-repeated="4"/>
          <table:table-cell table:number-columns-repeated="1001"/>
        </table:table-row>
        <table:table-row table:style-name="ro1">
          <table:table-cell table:number-columns-repeated="4"/>
          <table:table-cell table:style-name="ce50" office:value-type="string" calcext:value-type="string">
            <text:p>id</text:p>
          </table:table-cell>
          <table:table-cell table:style-name="Default"/>
          <table:table-cell table:number-columns-repeated="13"/>
          <table:table-cell table:style-name="Default" table:number-columns-repeated="4"/>
          <table:table-cell table:number-columns-repeated="1001"/>
        </table:table-row>
        <table:table-row table:style-name="ro1">
          <table:table-cell table:number-columns-repeated="4"/>
          <table:table-cell table:style-name="ce50" office:value-type="string" calcext:value-type="string">
            <text:p>f name</text:p>
          </table:table-cell>
          <table:table-cell table:style-name="Default"/>
          <table:table-cell table:number-columns-repeated="13"/>
          <table:table-cell table:style-name="Default" table:number-columns-repeated="4"/>
          <table:table-cell table:number-columns-repeated="1001"/>
        </table:table-row>
        <table:table-row table:style-name="ro1">
          <table:table-cell table:number-columns-repeated="4"/>
          <table:table-cell table:style-name="ce50" office:value-type="string" calcext:value-type="string">
            <text:p>l name</text:p>
          </table:table-cell>
          <table:table-cell table:style-name="Default"/>
          <table:table-cell table:number-columns-repeated="13"/>
          <table:table-cell table:style-name="Default" table:number-columns-repeated="4"/>
          <table:table-cell table:number-columns-repeated="1001"/>
        </table:table-row>
        <table:table-row table:style-name="ro1">
          <table:table-cell table:number-columns-repeated="4"/>
          <table:table-cell table:style-name="ce50" office:value-type="string" calcext:value-type="string">
            <text:p>dept</text:p>
          </table:table-cell>
          <table:table-cell table:number-columns-repeated="14"/>
          <table:table-cell table:style-name="Default" table:number-columns-repeated="4"/>
          <table:table-cell table:number-columns-repeated="1001"/>
        </table:table-row>
        <table:table-row table:style-name="ro1">
          <table:table-cell table:number-columns-repeated="4"/>
          <table:table-cell table:style-name="ce50" office:value-type="string" calcext:value-type="string">
            <text:p>email</text:p>
          </table:table-cell>
          <table:table-cell table:number-columns-repeated="14"/>
          <table:table-cell table:style-name="Default" table:number-columns-repeated="4"/>
          <table:table-cell table:number-columns-repeated="1001"/>
        </table:table-row>
        <table:table-row table:style-name="ro1">
          <table:table-cell/>
          <table:table-cell table:style-name="ce44"/>
          <table:table-cell table:number-columns-repeated="2"/>
          <table:table-cell table:style-name="ce51" office:value-type="string" calcext:value-type="string">
            <text:p>role</text:p>
          </table:table-cell>
          <table:table-cell table:number-columns-repeated="14"/>
          <table:table-cell table:style-name="Default" table:number-columns-repeated="4"/>
          <table:table-cell table:number-columns-repeated="1001"/>
        </table:table-row>
        <table:table-row table:style-name="ro2">
          <table:table-cell/>
          <table:table-cell table:style-name="ce45"/>
          <table:table-cell/>
          <table:table-cell table:style-name="Default"/>
          <table:table-cell table:number-columns-repeated="15"/>
          <table:table-cell table:style-name="Default" table:number-columns-repeated="4"/>
          <table:table-cell table:number-columns-repeated="1001"/>
        </table:table-row>
        <table:table-row table:style-name="ro2">
          <table:table-cell/>
          <table:table-cell table:style-name="ce45"/>
          <table:table-cell/>
          <table:table-cell table:style-name="Default"/>
          <table:table-cell table:number-columns-repeated="3"/>
          <table:table-cell table:style-name="ce44"/>
          <table:table-cell table:number-columns-repeated="11"/>
          <table:table-cell table:style-name="Default" table:number-columns-repeated="4"/>
          <table:table-cell table:number-columns-repeated="1001"/>
        </table:table-row>
        <table:table-row table:style-name="ro2">
          <table:table-cell/>
          <table:table-cell table:style-name="ce46" office:value-type="string" calcext:value-type="string">
            <text:p>Project</text:p>
          </table:table-cell>
          <table:table-cell/>
          <table:table-cell table:style-name="Default"/>
          <table:table-cell table:number-columns-repeated="3"/>
          <table:table-cell table:style-name="ce45"/>
          <table:table-cell table:number-columns-repeated="11"/>
          <table:table-cell table:style-name="Default" table:number-columns-repeated="4"/>
          <table:table-cell table:number-columns-repeated="1001"/>
        </table:table-row>
        <table:table-row table:style-name="ro2">
          <table:table-cell/>
          <table:table-cell table:style-name="ce45"/>
          <table:table-cell/>
          <table:table-cell table:style-name="Default"/>
          <table:table-cell table:number-columns-repeated="3"/>
          <table:table-cell table:style-name="ce45"/>
          <table:table-cell table:number-columns-repeated="11"/>
          <table:table-cell table:style-name="Default" table:number-columns-repeated="4"/>
          <table:table-cell table:number-columns-repeated="1001"/>
        </table:table-row>
        <table:table-row table:style-name="ro2">
          <table:table-cell/>
          <table:table-cell table:style-name="ce47"/>
          <table:table-cell/>
          <table:table-cell table:style-name="Default"/>
          <table:table-cell table:number-columns-repeated="3"/>
          <table:table-cell table:style-name="ce46" office:value-type="string" calcext:value-type="string">
            <text:p>Task</text:p>
          </table:table-cell>
          <table:table-cell table:number-columns-repeated="11"/>
          <table:table-cell table:style-name="Default" table:number-columns-repeated="4"/>
          <table:table-cell table:number-columns-repeated="1001"/>
        </table:table-row>
        <table:table-row table:style-name="ro2">
          <table:table-cell/>
          <table:table-cell table:style-name="ce48"/>
          <table:table-cell/>
          <table:table-cell table:style-name="Default"/>
          <table:table-cell table:number-columns-repeated="3"/>
          <table:table-cell table:style-name="ce45"/>
          <table:table-cell table:number-columns-repeated="11"/>
          <table:table-cell table:style-name="Default" table:number-columns-repeated="4"/>
          <table:table-cell table:number-columns-repeated="1001"/>
        </table:table-row>
        <table:table-row table:style-name="ro2">
          <table:table-cell table:number-columns-repeated="3"/>
          <table:table-cell table:style-name="Default"/>
          <table:table-cell table:number-columns-repeated="3"/>
          <table:table-cell table:style-name="ce47"/>
          <table:table-cell table:number-columns-repeated="11"/>
          <table:table-cell table:style-name="Default" table:number-columns-repeated="4"/>
          <table:table-cell table:number-columns-repeated="1001"/>
        </table:table-row>
        <table:table-row table:style-name="ro2">
          <table:table-cell table:number-columns-repeated="4"/>
          <table:table-cell table:style-name="ce44"/>
          <table:table-cell table:number-columns-repeated="2"/>
          <table:table-cell table:style-name="ce48"/>
          <table:table-cell table:number-columns-repeated="11"/>
          <table:table-cell table:style-name="Default" table:number-columns-repeated="4"/>
          <table:table-cell table:number-columns-repeated="1001"/>
        </table:table-row>
        <table:table-row table:style-name="ro2" table:number-rows-repeated="2">
          <table:table-cell table:number-columns-repeated="4"/>
          <table:table-cell table:style-name="ce45"/>
          <table:table-cell table:number-columns-repeated="14"/>
          <table:table-cell table:style-name="Default" table:number-columns-repeated="4"/>
          <table:table-cell table:number-columns-repeated="1001"/>
        </table:table-row>
        <table:table-row table:style-name="ro2">
          <table:table-cell table:number-columns-repeated="4"/>
          <table:table-cell table:style-name="ce46" office:value-type="string" calcext:value-type="string">
            <text:p>Bug</text:p>
          </table:table-cell>
          <table:table-cell table:number-columns-repeated="14"/>
          <table:table-cell table:style-name="Default" table:number-columns-repeated="4"/>
          <table:table-cell table:number-columns-repeated="1001"/>
        </table:table-row>
        <table:table-row table:style-name="ro2">
          <table:table-cell table:number-columns-repeated="4"/>
          <table:table-cell table:style-name="ce45"/>
          <table:table-cell table:number-columns-repeated="14"/>
          <table:table-cell table:style-name="Default" table:number-columns-repeated="4"/>
          <table:table-cell table:number-columns-repeated="1001"/>
        </table:table-row>
        <table:table-row table:style-name="ro2">
          <table:table-cell table:number-columns-repeated="4"/>
          <table:table-cell table:style-name="ce47"/>
          <table:table-cell table:number-columns-repeated="14"/>
          <table:table-cell table:style-name="Default" table:number-columns-repeated="4"/>
          <table:table-cell table:number-columns-repeated="1001"/>
        </table:table-row>
        <table:table-row table:style-name="ro2">
          <table:table-cell table:number-columns-repeated="4"/>
          <table:table-cell table:style-name="ce48"/>
          <table:table-cell table:number-columns-repeated="14"/>
          <table:table-cell table:style-name="Default" table:number-columns-repeated="4"/>
          <table:table-cell table:number-columns-repeated="1001"/>
        </table:table-row>
        <table:table-row table:style-name="ro2" table:number-rows-repeated="16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5" table:style-name="ta1">
        <table:table-column table:style-name="co1" table:number-columns-repeated="3" table:default-cell-style-name="Default"/>
        <table:table-row table:style-name="ro3" table:number-rows-repeated="5">
          <table:table-cell table:number-columns-repeated="3"/>
        </table:table-row>
        <table:table-row table:style-name="ro3">
          <table:table-cell/>
          <table:table-cell office:value-type="string" calcext:value-type="string">
            <text:p>User</text:p>
          </table:table-cell>
          <table:table-cell/>
        </table:table-row>
        <table:table-row table:style-name="ro3">
          <table:table-cell/>
          <table:table-cell table:style-name="ce61" office:value-type="string" calcext:value-type="string">
            <text:p>create</text:p>
          </table:table-cell>
          <table:table-cell table:style-name="ce62" office:value-type="string" calcext:value-type="string">
            <text:p>register_user</text:p>
          </table:table-cell>
        </table:table-row>
        <table:table-row table:style-name="ro3">
          <table:table-cell/>
          <table:table-cell office:value-type="string" calcext:value-type="string">
            <text:p>update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/>
          <table:table-cell office:value-type="string" calcext:value-type="string">
            <text:p>delete/inactiv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read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earch by nam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earch by id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earchby email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earch by patter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Arrowheads_20_1" draw:display-name="Arrowheads 1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12:37:03.952343113</meta:creation-date>
    <dc:date>2024-05-11T16:51:15.187317485</dc:date>
    <meta:editing-duration>PT16H46M3S</meta:editing-duration>
    <meta:editing-cycles>15</meta:editing-cycles>
    <meta:generator>LibreOffice/7.3.7.2$Linux_X86_64 LibreOffice_project/30$Build-2</meta:generator>
    <meta:document-statistic meta:table-count="5" meta:cell-count="204" meta:object-count="119"/>
  </office:meta>
</office:document-meta>
</file>